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cccccc" style:font-name="Consolas" fo:font-size="10.5pt" fo:font-weight="normal" fo:background-color="#1f1f1f"/>
    </style:style>
    <style:style style:name="P2" style:family="paragraph" style:parent-style-name="Standard">
      <style:paragraph-properties style:line-height-at-least="0.503cm"/>
      <style:text-properties fo:color="#cccccc" fo:background-color="#1f1f1f"/>
    </style:style>
    <style:style style:name="P3" style:family="paragraph" style:parent-style-name="Standard">
      <style:paragraph-properties style:line-height-at-least="0.503cm"/>
      <style:text-properties fo:color="#d4d4d4" fo:background-color="#1f1f1f"/>
    </style:style>
    <style:style style:name="P4" style:family="paragraph" style:parent-style-name="Standard">
      <style:paragraph-properties style:line-height-at-least="0.503cm"/>
      <style:text-properties fo:color="#6a9955" style:font-name="Consolas" fo:font-size="10.5pt" fo:font-weight="normal" fo:background-color="#1f1f1f"/>
    </style:style>
    <style:style style:name="P5" style:family="paragraph" style:parent-style-name="Standard">
      <style:paragraph-properties style:line-height-at-least="0.503cm"/>
      <style:text-properties fo:color="#6a9955" fo:background-color="#1f1f1f"/>
    </style:style>
    <style:style style:name="P6" style:family="paragraph" style:parent-style-name="Standard">
      <style:paragraph-properties style:line-height-at-least="0.503cm"/>
    </style:style>
    <style:style style:name="P7" style:family="paragraph" style:parent-style-name="Standard">
      <style:paragraph-properties fo:margin-top="0cm" fo:margin-bottom="0.499cm" loext:contextual-spacing="false" style:line-height-at-least="0.503cm"/>
    </style:style>
    <style:style style:name="T1" style:family="text">
      <style:text-properties fo:color="#808080"/>
    </style:style>
    <style:style style:name="T2" style:family="text">
      <style:text-properties fo:color="#808080" style:font-name="Consolas" fo:font-size="10.5pt" fo:font-weight="normal"/>
    </style:style>
    <style:style style:name="T3" style:family="text">
      <style:text-properties fo:color="#569cd6"/>
    </style:style>
    <style:style style:name="T4" style:family="text">
      <style:text-properties fo:color="#569cd6" style:font-name="Consolas" fo:font-size="10.5pt" fo:font-weight="normal"/>
    </style:style>
    <style:style style:name="T5" style:family="text">
      <style:text-properties fo:color="#9cdcfe"/>
    </style:style>
    <style:style style:name="T6" style:family="text">
      <style:text-properties fo:color="#9cdcfe" style:font-name="Consolas" fo:font-size="10.5pt" fo:font-weight="normal"/>
    </style:style>
    <style:style style:name="T7" style:family="text">
      <style:text-properties style:font-name="Consolas" fo:font-size="10.5pt" fo:font-weight="normal"/>
    </style:style>
    <style:style style:name="T8" style:family="text">
      <style:text-properties fo:color="#ce9178" style:font-name="Consolas" fo:font-size="10.5pt" fo:font-weight="normal"/>
    </style:style>
    <style:style style:name="T9" style:family="text">
      <style:text-properties fo:color="#6a9955"/>
    </style:style>
    <style:style style:name="T10" style:family="text">
      <style:text-properties fo:color="#6a9955" style:font-name="Consolas" fo:font-size="10.5pt" fo:font-weight="normal"/>
    </style:style>
    <style:style style:name="T11" style:family="text">
      <style:text-properties fo:color="#d4d4d4"/>
    </style:style>
    <style:style style:name="T12" style:family="text">
      <style:text-properties fo:color="#d4d4d4" style:font-name="Consolas" fo:font-size="10.5pt" fo:font-weight="normal"/>
    </style:style>
    <style:style style:name="T13" style:family="text">
      <style:text-properties fo:color="#dcdcaa" style:font-name="Consolas" fo:font-size="10.5pt" fo:font-weight="normal"/>
    </style:style>
    <style:style style:name="T14" style:family="text">
      <style:text-properties fo:color="#4ec9b0" style:font-name="Consolas" fo:font-size="10.5pt" fo:font-weight="normal"/>
    </style:style>
    <style:style style:name="T15" style:family="text">
      <style:text-properties fo:color="#c586c0" style:font-name="Consolas" fo:font-size="10.5pt" fo:font-weight="normal"/>
    </style:style>
    <style:style style:name="T16" style:family="text">
      <style:text-properties fo:color="#b5cea8" style:font-name="Consolas" fo:font-size="10.5pt" fo:font-weight="normal"/>
    </style:style>
    <style:style style:name="T17" style:family="text">
      <style:text-properties fo:color="#4fc1ff"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text:span><text:span text:style-name="T3">doctype</text:span> <text:span text:style-name="T5">html</text:span><text:span text:style-name="T1">&gt;</text:span></text:p>
      <text:p text:style-name="P1"><text:span text:style-name="T1">&lt;</text:span><text:span text:style-name="T3">html</text:span><text:span text:style-name="T1">&gt;</text:span></text:p>
      <text:p text:style-name="P6"/>
      <text:p text:style-name="P1"><text:span text:style-name="T1">&lt;</text:span><text:span text:style-name="T3">head</text:span><text:span text:style-name="T1">&gt;</text:span></text:p>
      <text:p text:style-name="P2">    <text:span text:style-name="T2">&lt;</text:span><text:span text:style-name="T4">title</text:span><text:span text:style-name="T2">&gt;</text:span><text:span text:style-name="T7"> Spanish Army</text:span><text:span text:style-name="T2">&lt;/</text:span><text:span text:style-name="T4">title</text:span><text:span text:style-name="T2">&gt;</text:span></text:p>
      <text:p text:style-name="P2">    <text:span text:style-name="T2">&lt;</text:span><text:span text:style-name="T4">link</text:span><text:span text:style-name="T7"> </text:span><text:span text:style-name="T6">rel</text:span><text:span text:style-name="T7">=</text:span><text:span text:style-name="T8">"stylesheet"</text:span><text:span text:style-name="T7"> </text:span><text:span text:style-name="T6">type</text:span><text:span text:style-name="T7">=</text:span><text:span text:style-name="T8">"text/css"</text:span><text:span text:style-name="T7"> </text:span><text:span text:style-name="T6">href</text:span><text:span text:style-name="T7">=</text:span><text:span text:style-name="T8">"../main.css"</text:span><text:span text:style-name="T2">&gt;</text:span></text:p>
      <text:p text:style-name="P2">    <text:span text:style-name="T2">&lt;</text:span><text:span text:style-name="T4">link</text:span><text:span text:style-name="T7"> </text:span><text:span text:style-name="T6">rel</text:span><text:span text:style-name="T7">=</text:span><text:span text:style-name="T8">"stylesheet"</text:span><text:span text:style-name="T7"> </text:span><text:span text:style-name="T6">type</text:span><text:span text:style-name="T7">=</text:span><text:span text:style-name="T8">"text/css"</text:span><text:span text:style-name="T7"> </text:span><text:span text:style-name="T6">href</text:span><text:span text:style-name="T7">=</text:span><text:span text:style-name="T8">"../html/Urbina_spain.css"</text:span><text:span text:style-name="T2">&gt;</text:span></text:p>
      <text:p text:style-name="P1"><text:span text:style-name="T1">&lt;/</text:span><text:span text:style-name="T3">head</text:span><text:span text:style-name="T1">&gt;</text:span></text:p>
      <text:p text:style-name="P6"/>
      <text:p text:style-name="P1"><text:span text:style-name="T1">&lt;</text:span><text:span text:style-name="T3">body</text:span><text:span text:style-name="T1">&gt;</text:span></text:p>
      <text:p text:style-name="P2">   <text:span text:style-name="T2">&lt;</text:span><text:span text:style-name="T4">a</text:span><text:span text:style-name="T7"> </text:span><text:span text:style-name="T6">href</text:span><text:span text:style-name="T7">=</text:span><text:span text:style-name="T8">""</text:span><text:span text:style-name="T7"> </text:span><text:span text:style-name="T6">id</text:span><text:span text:style-name="T7">=</text:span><text:span text:style-name="T8">"beg"</text:span><text:span text:style-name="T2">&gt;&lt;/</text:span><text:span text:style-name="T4">a</text:span><text:span text:style-name="T2">&gt;</text:span><text:span text:style-name="T7"> </text:span></text:p>
      <text:p text:style-name="P2">    <text:span text:style-name="T2">&lt;</text:span><text:span text:style-name="T4">nav</text:span><text:span text:style-name="T2">&gt;</text:span></text:p>
      <text:p text:style-name="P2">        <text:span text:style-name="T2">&lt;</text:span><text:span text:style-name="T4">ul</text:span><text:span text:style-name="T7"> </text:span><text:span text:style-name="T6">class</text:span><text:span text:style-name="T7">=</text:span><text:span text:style-name="T8">"nav.list"</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index.html"</text:span><text:span text:style-name="T2">&gt;</text:span><text:span text:style-name="T7">Homepag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Tsartsidis_Homepage.html"</text:span><text:span text:style-name="T7"> </text:span><text:span text:style-name="T6">class</text:span><text:span text:style-name="T7">=</text:span><text:span text:style-name="T8">"nav"</text:span><text:span text:style-name="T2">&gt;</text:span><text:span text:style-name="T7">Greece</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AirForces.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Tsartsidis_Special%20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Katrin_Homepage.html"</text:span><text:span text:style-name="T7"> </text:span><text:span text:style-name="T6">class</text:span><text:span text:style-name="T7">=</text:span><text:span text:style-name="T8">"nav"</text:span><text:span text:style-name="T2">&gt;</text:span><text:span text:style-name="T7">Bulgaria</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Katrin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7"/>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Chindris_Homepage.html"</text:span><text:span text:style-name="T7"> </text:span><text:span text:style-name="T6">class</text:span><text:span text:style-name="T7">=</text:span><text:span text:style-name="T8">"nav"</text:span><text:span text:style-name="T2">&gt;</text:span><text:span text:style-name="T7">Romania</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_Army.html"</text:span><text:span text:style-name="T2">&gt;</text:span><text:span text:style-name="T7">Arm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Chindris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Urbina_Homepage.html"</text:span><text:span text:style-name="T7"> </text:span><text:span text:style-name="T6">class</text:span><text:span text:style-name="T7">=</text:span><text:span text:style-name="T8">"nav"</text:span><text:span text:style-name="T2">&gt;</text:span><text:span text:style-name="T7">Spain</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Urbina_AirForce.html"</text:span><text:span text:style-name="T2">&gt;</text:span><text:span text:style-name="T7">Airforce</text:span><text:span text:style-name="T2">&lt;/</text:span><text:span text:style-name="T4">a</text:span><text:span text:style-name="T2">&gt;&lt;/</text:span><text:span text:style-name="T4">li</text:span><text:span text:style-name="T2">&gt;</text:span></text:p>
      <text:p text:style-name="P2"><text:soft-page-break/>                    <text:span text:style-name="T2">&lt;</text:span><text:span text:style-name="T4">li</text:span><text:span text:style-name="T2">&gt;&lt;</text:span><text:span text:style-name="T4">em</text:span><text:span text:style-name="T7"> </text:span><text:span text:style-name="T6">class</text:span><text:span text:style-name="T7">=</text:span><text:span text:style-name="T8">"properpag"</text:span><text:span text:style-name="T2">&gt;</text:span><text:span text:style-name="T7">Army</text:span><text:span text:style-name="T2">&lt;/</text:span><text:span text:style-name="T4">em</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Urbina_Navy.html"</text:span><text:span text:style-name="T2">&gt;</text:span><text:span text:style-name="T7">Navy</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Urbina_Special_Forces.html"</text:span><text:span text:style-name="T2">&gt;</text:span><text:span text:style-name="T7">Special Force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href</text:span><text:span text:style-name="T7">=</text:span><text:span text:style-name="T8">"../html/Ouzounis_nato.html"</text:span><text:span text:style-name="T7"> </text:span><text:span text:style-name="T6">class</text:span><text:span text:style-name="T7">=</text:span><text:span text:style-name="T8">"nav"</text:span><text:span text:style-name="T2">&gt;</text:span><text:span text:style-name="T7">NATO</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html/Ouzounis_natoMembers.html"</text:span><text:span text:style-name="T2">&gt;</text:span><text:span text:style-name="T7">Nato Members</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lt;</text:span><text:span text:style-name="T4">a</text:span><text:span text:style-name="T7"> </text:span><text:span text:style-name="T6">class</text:span><text:span text:style-name="T7">=</text:span><text:span text:style-name="T8">"nav"</text:span><text:span text:style-name="T7"> </text:span><text:span text:style-name="T6">href</text:span><text:span text:style-name="T7">=</text:span><text:span text:style-name="T8">""</text:span><text:span text:style-name="T2">&gt;</text:span><text:span text:style-name="T7">Students</text:span><text:span text:style-name="T2">&lt;/</text:span><text:span text:style-name="T4">a</text:span><text:span text:style-name="T2">&gt;</text:span></text:p>
      <text:p text:style-name="P2">                <text:span text:style-name="T2">&lt;</text:span><text:span text:style-name="T4">ul</text:span><text:span text:style-name="T7"> </text:span><text:span text:style-name="T6">class</text:span><text:span text:style-name="T7">=</text:span><text:span text:style-name="T8">"dropdown"</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Marios</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Abraham</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Iulia</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Students/ada.html"</text:span><text:span text:style-name="T2">&gt;</text:span><text:span text:style-name="T7">Ada</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Students/"</text:span><text:span text:style-name="T2">&gt;</text:span><text:span text:style-name="T7">Katrin</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popup"</text:span><text:span text:style-name="T2">&gt;</text:span></text:p>
      <text:p text:style-name="P2">                <text:span text:style-name="T2">&lt;</text:span><text:span text:style-name="T4">p</text:span><text:span text:style-name="T7"> </text:span><text:span text:style-name="T6">class</text:span><text:span text:style-name="T7">=</text:span><text:span text:style-name="T8">"time"</text:span><text:span text:style-name="T7"> </text:span><text:span text:style-name="T6">id</text:span><text:span text:style-name="T7">=</text:span><text:span text:style-name="T8">"timer"</text:span><text:span text:style-name="T2">&gt;&lt;/</text:span><text:span text:style-name="T4">p</text:span><text:span text:style-name="T2">&gt;</text:span></text:p>
      <text:p text:style-name="P2">            <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nav</text:span><text:span text:style-name="T2">&gt;</text:span></text:p>
      <text:p text:style-name="P7"/>
      <text:p text:style-name="P2">    <text:span text:style-name="T2">&lt;</text:span><text:span text:style-name="T4">section</text:span><text:span text:style-name="T2">&gt;</text:span></text:p>
      <text:p text:style-name="P2">        <text:span text:style-name="T2">&lt;</text:span><text:span text:style-name="T4">div</text:span><text:span text:style-name="T7"> </text:span><text:span text:style-name="T6">id</text:span><text:span text:style-name="T7">=</text:span><text:span text:style-name="T8">"beginingImg"</text:span><text:span text:style-name="T2">&gt;</text:span><text:span text:style-name="T7"> </text:span><text:span text:style-name="T10">&lt;!--This div is used to separete the content of the head of the page ( name of what is been explained after, with the spanish flag at the back --&gt;</text:span></text:p>
      <text:p text:style-name="P2">            <text:span text:style-name="T2">&lt;</text:span><text:span text:style-name="T4">img</text:span><text:span text:style-name="T7"> </text:span><text:span text:style-name="T6">src</text:span><text:span text:style-name="T7">=</text:span><text:span text:style-name="T8">"../Photos/spainFlag.jpg"</text:span><text:span text:style-name="T2">&gt;</text:span></text:p>
      <text:p text:style-name="P2">            <text:span text:style-name="T2">&lt;</text:span><text:span text:style-name="T4">h1</text:span><text:span text:style-name="T7"> </text:span><text:span text:style-name="T6">id</text:span><text:span text:style-name="T7">=</text:span><text:span text:style-name="T8">"headText"</text:span><text:span text:style-name="T2">&gt;</text:span><text:span text:style-name="T7">Air Force</text:span><text:span text:style-name="T2">&lt;/</text:span><text:span text:style-name="T4">h1</text:span><text:span text:style-name="T2">&gt;</text:span></text:p>
      <text:p text:style-name="P2">        <text:span text:style-name="T2">&lt;/</text:span><text:span text:style-name="T4">div</text:span><text:span text:style-name="T2">&gt;</text:span></text:p>
      <text:p text:style-name="P6"/>
      <text:p text:style-name="P2">        <text:span text:style-name="T2">&lt;</text:span><text:span text:style-name="T4">h2</text:span><text:span text:style-name="T2">&gt;</text:span><text:span text:style-name="T7">Ranks</text:span><text:span text:style-name="T2">&lt;/</text:span><text:span text:style-name="T4">h2</text:span><text:span text:style-name="T2">&gt;</text:span></text:p>
      <text:p text:style-name="P2">        <text:span text:style-name="T2">&lt;</text:span><text:span text:style-name="T4">div</text:span><text:span text:style-name="T7"> </text:span><text:span text:style-name="T6">id</text:span><text:span text:style-name="T7">=</text:span><text:span text:style-name="T8">"rank1"</text:span><text:span text:style-name="T2">&gt;</text:span></text:p>
      <text:p text:style-name="P2">            <text:span text:style-name="T2">&lt;</text:span><text:span text:style-name="T4">ol</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Ensing</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Lieutenant</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aptain</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ommander</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Lieutenant Colone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olone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Brigadier 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Division 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Lieutenant General</text:span><text:span text:style-name="T2">&lt;/</text:span><text:span text:style-name="T4">li</text:span><text:span text:style-name="T2">&gt;</text:span></text:p>
      <text:p text:style-name="P2">                <text:span text:style-name="T2">&lt;</text:span><text:span text:style-name="T4">li</text:span><text:span text:style-name="T7"> </text:span><text:span text:style-name="T6">class</text:span><text:span text:style-name="T7">=</text:span><text:span text:style-name="T8">"ranksWord"</text:span><text:span text:style-name="T2">&gt;</text:span><text:span text:style-name="T7">Captain General</text:span><text:span text:style-name="T2">&lt;/</text:span><text:span text:style-name="T4">li</text:span><text:span text:style-name="T2">&gt;</text:span></text:p>
      <text:p text:style-name="P2"><text:soft-page-break/>            <text:span text:style-name="T2">&lt;/</text:span><text:span text:style-name="T4">ol</text:span><text:span text:style-name="T2">&gt;</text:span></text:p>
      <text:p text:style-name="P2">        <text:span text:style-name="T2">&lt;/</text:span><text:span text:style-name="T4">div</text:span><text:span text:style-name="T2">&gt;</text:span></text:p>
      <text:p text:style-name="P6"/>
      <text:p text:style-name="P2">        <text:span text:style-name="T2">&lt;</text:span><text:span text:style-name="T4">div</text:span><text:span text:style-name="T7"> </text:span><text:span text:style-name="T6">id</text:span><text:span text:style-name="T7">=</text:span><text:span text:style-name="T8">"rank2"</text:span><text:span text:style-name="T2">&gt;</text:span></text:p>
      <text:p text:style-name="P2">            <text:span text:style-name="T2">&lt;</text:span><text:span text:style-name="T4">ol</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1.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2.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3.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4.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5.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6.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7.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8.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9.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10.png"</text:span><text:span text:style-name="T2">&gt;&lt;/</text:span><text:span text:style-name="T4">li</text:span><text:span text:style-name="T2">&gt;</text:span></text:p>
      <text:p text:style-name="P2">                <text:span text:style-name="T2">&lt;</text:span><text:span text:style-name="T4">li</text:span><text:span text:style-name="T2">&gt;&lt;</text:span><text:span text:style-name="T4">img</text:span><text:span text:style-name="T7"> </text:span><text:span text:style-name="T6">class</text:span><text:span text:style-name="T7">=</text:span><text:span text:style-name="T8">"rankimg"</text:span><text:span text:style-name="T7"> </text:span><text:span text:style-name="T6">src</text:span><text:span text:style-name="T7">=</text:span><text:span text:style-name="T8">"../Photos/11.png"</text:span><text:span text:style-name="T2">&gt;&lt;/</text:span><text:span text:style-name="T4">li</text:span><text:span text:style-name="T2">&gt;</text:span></text:p>
      <text:p text:style-name="P2">            <text:span text:style-name="T2">&lt;/</text:span><text:span text:style-name="T4">ol</text:span><text:span text:style-name="T2">&gt;</text:span></text:p>
      <text:p text:style-name="P2">        <text:span text:style-name="T2">&lt;/</text:span><text:span text:style-name="T4">div</text:span><text:span text:style-name="T2">&gt;</text:span></text:p>
      <text:p text:style-name="P2">        <text:span text:style-name="T2">&lt;/</text:span><text:span text:style-name="T4">section</text:span><text:span text:style-name="T2">&gt;</text:span></text:p>
      <text:p text:style-name="P6"/>
      <text:p text:style-name="P2">        <text:span text:style-name="T2">&lt;</text:span><text:span text:style-name="T4">section</text:span><text:span text:style-name="T7"> </text:span><text:span text:style-name="T6">id</text:span><text:span text:style-name="T7">=</text:span><text:span text:style-name="T8">"mainSection"</text:span><text:span text:style-name="T7"> </text:span><text:span text:style-name="T6">style</text:span><text:span text:style-name="T7">=</text:span><text:span text:style-name="T8">"min-height: 1240px;"</text:span><text:span text:style-name="T2">&gt;</text:span><text:span text:style-name="T7"> </text:span></text:p>
      <text:p text:style-name="P2">        <text:span text:style-name="T2">&lt;</text:span><text:span text:style-name="T4">div</text:span><text:span text:style-name="T7"> </text:span><text:span text:style-name="T6">class</text:span><text:span text:style-name="T7">=</text:span><text:span text:style-name="T8">"materials"</text:span><text:span text:style-name="T2">&gt;</text:span><text:span text:style-name="T7"> </text:span><text:span text:style-name="T10">&lt;!--Same function of the div as in previous cases--&gt;</text:span></text:p>
      <text:p text:style-name="P2">            <text:span text:style-name="T2">&lt;</text:span><text:span text:style-name="T4">table</text:span><text:span text:style-name="T7"> </text:span><text:span text:style-name="T6">class</text:span><text:span text:style-name="T7">=</text:span><text:span text:style-name="T8">"materialstb"</text:span><text:span text:style-name="T2">&gt;</text:span><text:span text:style-name="T7"> </text:span><text:span text:style-name="T10">&lt;!--This table is showing the materials that the spanish army uses, and for more visual i am using img for the user to make a better idea of how thse thins look when they pass the mouse by the top of the material that they want to see--&gt;</text:span></text:p>
      <text:p text:style-name="P2">                <text:span text:style-name="T2">&lt;</text:span><text:span text:style-name="T4">caption</text:span><text:span text:style-name="T7"> </text:span><text:span text:style-name="T6">class</text:span><text:span text:style-name="T7">=</text:span><text:span text:style-name="T8">"typesMaterial"</text:span><text:span text:style-name="T2">&gt;&lt;</text:span><text:span text:style-name="T4">strong</text:span><text:span text:style-name="T2">&gt;</text:span><text:span text:style-name="T7">Aircraft</text:span><text:span text:style-name="T2">&lt;/</text:span><text:span text:style-name="T4">strong</text:span><text:span text:style-name="T2">&gt;&lt;/</text:span><text:span text:style-name="T4">caption</text:span><text:span text:style-name="T2">&gt;</text:span></text:p>
      <text:p text:style-name="P2">            <text:span text:style-name="T2">&lt;</text:span><text:span text:style-name="T4">tr</text:span><text:span text:style-name="T2">&gt;</text:span></text:p>
      <text:p text:style-name="P2">                <text:span text:style-name="T2">&lt;</text:span><text:span text:style-name="T4">td</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Eurofighter</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Lockheed P-3</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2.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Mc Donnell Douglas F-18</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3.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AIRBUS A310 </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4.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text:soft-page-break/>                            <text:span text:style-name="T2">&lt;</text:span><text:span text:style-name="T4">p</text:span><text:span text:style-name="T7"> </text:span><text:span text:style-name="T6">class</text:span><text:span text:style-name="T7">=</text:span><text:span text:style-name="T8">"pass"</text:span><text:span text:style-name="T2">&gt;</text:span><text:span text:style-name="T7">BOEING 707 </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5.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LOCKHEED C-130</text:span><text:span text:style-name="T2">&lt;/</text:span><text:span text:style-name="T4">p</text:span><text:span text:style-name="T2">&gt;</text:span><text:span text:style-name="T7"> </text:span></text:p>
      <text:p text:style-name="P2">                            <text:span text:style-name="T2">&lt;</text:span><text:span text:style-name="T4">img</text:span><text:span text:style-name="T7"> </text:span><text:span text:style-name="T6">src</text:span><text:span text:style-name="T7">=</text:span><text:span text:style-name="T8">"../Photos/plane6.jpg"</text:span><text:span text:style-name="T7"> </text:span><text:span text:style-name="T6">class</text:span><text:span text:style-name="T7">=</text:span><text:span text:style-name="T8">"showMoreInfo"</text:span><text:span text:style-name="T2">&gt;</text:span></text:p>
      <text:p text:style-name="P2">                        <text:span text:style-name="T2">&lt;/</text:span><text:span text:style-name="T4">li</text:span><text:span text:style-name="T2">&gt;</text:span><text:span text:style-name="T7">   </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CASA C-295</text:span><text:span text:style-name="T2">&lt;/</text:span><text:span text:style-name="T4">p</text:span><text:span text:style-name="T2">&gt;</text:span><text:span text:style-name="T7"> </text:span></text:p>
      <text:p text:style-name="P2">                             <text:span text:style-name="T2">&lt;</text:span><text:span text:style-name="T4">img</text:span><text:span text:style-name="T7"> </text:span><text:span text:style-name="T6">src</text:span><text:span text:style-name="T7">=</text:span><text:span text:style-name="T8">"../Photos/plane7.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CASA/NURTANIO CN-235</text:span></text:p>
      <text:p text:style-name="P2">                             <text:span text:style-name="T2">&lt;</text:span><text:span text:style-name="T4">img</text:span><text:span text:style-name="T7"> </text:span><text:span text:style-name="T6">src</text:span><text:span text:style-name="T7">=</text:span><text:span text:style-name="T8">"../Photos/plane8.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Dassault Falcon 20</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9.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Dassault Falcon 900</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0.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Aerospatiale AS.332 Superpuma</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1.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Aerospatiale AS.532 Cougar</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2.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Aerospatiale SA.330</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3.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EUROCOPTER EC-120</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4.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text:soft-page-break/>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SIKORSKY S-76</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5.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BOMBARDIER CL-415</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6.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CANADAIR CL-215 T</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8.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NORTHROP F-5M</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19.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CESSNA</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20.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p</text:span><text:span text:style-name="T7"> </text:span><text:span text:style-name="T6">class</text:span><text:span text:style-name="T7">=</text:span><text:span text:style-name="T8">"pass"</text:span><text:span text:style-name="T2">&gt;</text:span><text:span text:style-name="T7">ENAER T-35C</text:span><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plane21.jpg"</text:span><text:span text:style-name="T7"> </text:span><text:span text:style-name="T6">class</text:span><text:span text:style-name="T7">=</text:span><text:span text:style-name="T8">"showMoreInfo"</text:span><text:span text:style-name="T2">&gt;</text:span></text:p>
      <text:p text:style-name="P2">                            </text:p>
      <text:p text:style-name="P2">                        <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td</text:span><text:span text:style-name="T2">&gt;</text:span></text:p>
      <text:p text:style-name="P2">            <text:span text:style-name="T2">&lt;/</text:span><text:span text:style-name="T4">tr</text:span><text:span text:style-name="T2">&gt;</text:span></text:p>
      <text:p text:style-name="P2">            <text:span text:style-name="T2">&lt;/</text:span><text:span text:style-name="T4">table</text:span><text:span text:style-name="T2">&gt;</text:span><text:span text:style-name="T7">     </text:span></text:p>
      <text:p text:style-name="P2">        <text:span text:style-name="T2">&lt;/</text:span><text:span text:style-name="T4">div</text:span><text:span text:style-name="T2">&gt;</text:span></text:p>
      <text:p text:style-name="P2">    <text:span text:style-name="T2">&lt;/</text:span><text:span text:style-name="T4">section</text:span><text:span text:style-name="T2">&gt;</text:span></text:p>
      <text:p text:style-name="P6"/>
      <text:p text:style-name="P2">    <text:span text:style-name="T2">&lt;</text:span><text:span text:style-name="T4">aside</text:span><text:span text:style-name="T7"> </text:span><text:span text:style-name="T6">style</text:span><text:span text:style-name="T7">=</text:span><text:span text:style-name="T8">"min-height: 1200px;"</text:span><text:span text:style-name="T2">&gt;</text:span></text:p>
      <text:p text:style-name="P2">        <text:span text:style-name="T2">&lt;</text:span><text:span text:style-name="T4">h2</text:span><text:span text:style-name="T2">&gt;</text:span><text:span text:style-name="T7">Current Operations</text:span><text:span text:style-name="T2">&lt;/</text:span><text:span text:style-name="T4">h2</text:span><text:span text:style-name="T2">&gt;</text:span></text:p>
      <text:p text:style-name="P2">            <text:span text:style-name="T2">&lt;</text:span><text:span text:style-name="T4">article</text:span><text:span text:style-name="T7"> </text:span><text:span text:style-name="T6">class</text:span><text:span text:style-name="T7">=</text:span><text:span text:style-name="T8">"operaciones"</text:span><text:span text:style-name="T2">&gt;</text:span></text:p>
      <text:p text:style-name="P2">            <text:span text:style-name="T2">&lt;</text:span><text:span text:style-name="T4">h3</text:span><text:span text:style-name="T2">&gt;</text:span><text:span text:style-name="T7">Atlanta</text:span><text:span text:style-name="T2">&lt;/</text:span><text:span text:style-name="T4">h3</text:span><text:span text:style-name="T2">&gt;</text:span></text:p>
      <text:p text:style-name="P2">            <text:span text:style-name="T2">&lt;</text:span><text:span text:style-name="T4">h4</text:span><text:span text:style-name="T2">&gt;</text:span><text:span text:style-name="T7">21/09/2008</text:span><text:span text:style-name="T2">&lt;/</text:span><text:span text:style-name="T4">h4</text:span><text:span text:style-name="T2">&gt;</text:span></text:p>
      <text:p text:style-name="P2">            <text:span text:style-name="T2">&lt;</text:span><text:span text:style-name="T4">p</text:span><text:span text:style-name="T2">&gt;</text:span></text:p>
      <text:p text:style-name="P2">                <text:span text:style-name="T7">Spain decided to send a P-3 Orion aircraft belonging to the 11th Wing of the Morón de la Frontera Air Base (Seville) to the French Air Force Base BA 188 in Djibouti in the national Operation Indian Sentinel, becoming the Orion Detachment initially with 39 people, including crew and support staff.</text:span></text:p>
      <text:p text:style-name="P2"><text:soft-page-break/>                <text:span text:style-name="T7">The mission was to conduct surveillance, provide information and prevent piracy off the coast of Somalia and to protect Spanish ships navegating in the area of interest and to attend emergency calls that may occur in the area. Within Operation Indian Sentinel a total of 70 missions and 566:55 hours of flight were performed,</text:span></text:p>
      <text:p text:style-name="P2">                <text:span text:style-name="T7">a total of 25,800 vessels were detected and identified and the hi-jacking of three merchant ships aborted.</text:span></text:p>
      <text:p text:style-name="P2">            <text:span text:style-name="T2">&lt;/</text:span><text:span text:style-name="T4">p</text:span><text:span text:style-name="T2">&gt;</text:span><text:span text:style-name="T7">    </text:span></text:p>
      <text:p text:style-name="P2">            <text:span text:style-name="T2">&lt;</text:span><text:span text:style-name="T4">img</text:span><text:span text:style-name="T7"> </text:span><text:span text:style-name="T6">src</text:span><text:span text:style-name="T7">=</text:span><text:span text:style-name="T8">"../Photos/"</text:span><text:span text:style-name="T7"> </text:span><text:span text:style-name="T6">class</text:span><text:span text:style-name="T7">=</text:span><text:span text:style-name="T8">"operacionesImg"</text:span><text:span text:style-name="T2">&gt;</text:span></text:p>
      <text:p text:style-name="P2">            <text:span text:style-name="T2">&lt;/</text:span><text:span text:style-name="T4">article</text:span><text:span text:style-name="T2">&gt;</text:span></text:p>
      <text:p text:style-name="P6"/>
      <text:p text:style-name="P2">            <text:span text:style-name="T2">&lt;</text:span><text:span text:style-name="T4">article</text:span><text:span text:style-name="T7"> </text:span><text:span text:style-name="T6">class</text:span><text:span text:style-name="T7">=</text:span><text:span text:style-name="T8">"operaciones"</text:span><text:span text:style-name="T2">&gt;</text:span></text:p>
      <text:p text:style-name="P2">            <text:span text:style-name="T2">&lt;</text:span><text:span text:style-name="T4">h3</text:span><text:span text:style-name="T2">&gt;</text:span><text:span text:style-name="T7">Sangaris - MISCA </text:span><text:span text:style-name="T2">&lt;/</text:span><text:span text:style-name="T4">h3</text:span><text:span text:style-name="T2">&gt;</text:span></text:p>
      <text:p text:style-name="P2">            <text:span text:style-name="T2">&lt;</text:span><text:span text:style-name="T4">h4</text:span><text:span text:style-name="T2">&gt;&lt;/</text:span><text:span text:style-name="T4">h4</text:span><text:span text:style-name="T2">&gt;</text:span></text:p>
      <text:p text:style-name="P2">            <text:span text:style-name="T2">&lt;</text:span><text:span text:style-name="T4">p</text:span><text:span text:style-name="T2">&gt;</text:span></text:p>
      <text:p text:style-name="P2">                <text:span text:style-name="T7">As the lead of Tactical Air Detachment (TAD) Mamba within the Spanish Air Force's 31st Wing, I played a pivotal role in implementing Operations Plan (OPLAN) 0063, providing vital logistical support to the French Armed Forces engaged</text:span></text:p>
      <text:p text:style-name="P2">                <text:span text:style-name="T7">in Operation Sangaris and the Multinational International Support mission to the Central African Republic (MISCA). Managing the deployment and operations of a C-130 Hercules based in Libreville, Gabon, I orchestrated strategic airlift missions, </text:span></text:p>
      <text:p text:style-name="P2">                <text:span text:style-name="T7">predominantly aiding the French forces involved in Operation Sangaris. My responsibilities included resource management, ensuring mission readiness, and fostering seamless coordination between the Spanish Armed Forces, French Armed Forces, and MISCA. Additionally,</text:span></text:p>
      <text:p text:style-name="P2">                <text:span text:style-name="T7">I collaborated with the Joint Force Air Component Command (JFACC) in Lyon, serving as a Spanish liaison officer and contributing to the efficient control and programming of flight resources for France's operations in Africa. This experience underscores my proficiency in strategic planning, </text:span></text:p>
      <text:p text:style-name="P2">                <text:span text:style-name="T7">operational leadership, and effective multinational collaboration.</text:span></text:p>
      <text:p text:style-name="P2">            <text:span text:style-name="T2">&lt;/</text:span><text:span text:style-name="T4">p</text:span><text:span text:style-name="T2">&gt;</text:span><text:span text:style-name="T7">    </text:span></text:p>
      <text:p text:style-name="P2">            <text:span text:style-name="T2">&lt;</text:span><text:span text:style-name="T4">img</text:span><text:span text:style-name="T7"> </text:span><text:span text:style-name="T6">src</text:span><text:span text:style-name="T7">=</text:span><text:span text:style-name="T8">"../Photos/"</text:span><text:span text:style-name="T7"> </text:span><text:span text:style-name="T6">class</text:span><text:span text:style-name="T7">=</text:span><text:span text:style-name="T8">"operacionesImg"</text:span><text:span text:style-name="T2">&gt;</text:span></text:p>
      <text:p text:style-name="P2">            <text:span text:style-name="T2">&lt;/</text:span><text:span text:style-name="T4">article</text:span><text:span text:style-name="T2">&gt;</text:span></text:p>
      <text:p text:style-name="P6"/>
      <text:p text:style-name="P2">            <text:span text:style-name="T2">&lt;</text:span><text:span text:style-name="T4">article</text:span><text:span text:style-name="T7"> </text:span><text:span text:style-name="T6">class</text:span><text:span text:style-name="T7">=</text:span><text:span text:style-name="T8">"operaciones"</text:span><text:span text:style-name="T2">&gt;</text:span></text:p>
      <text:p text:style-name="P2">            <text:span text:style-name="T2">&lt;</text:span><text:span text:style-name="T4">h3</text:span><text:span text:style-name="T2">&gt;</text:span><text:span text:style-name="T7">Barkhane (Mali)</text:span><text:span text:style-name="T2">&lt;/</text:span><text:span text:style-name="T4">h3</text:span><text:span text:style-name="T2">&gt;</text:span></text:p>
      <text:p text:style-name="P2">            <text:span text:style-name="T2">&lt;</text:span><text:span text:style-name="T4">h4</text:span><text:span text:style-name="T2">&gt;</text:span><text:span text:style-name="T7">26/01/2013</text:span><text:span text:style-name="T2">&lt;/</text:span><text:span text:style-name="T4">h4</text:span><text:span text:style-name="T2">&gt;</text:span></text:p>
      <text:p text:style-name="P2">            <text:span text:style-name="T2">&lt;</text:span><text:span text:style-name="T4">p</text:span><text:span text:style-name="T2">&gt;</text:span></text:p>
      <text:p text:style-name="P2">                <text:span text:style-name="T7">On January 26, 2013, led the initial 30 components of the Air Force from Zaragoza Air Base aboard a C-130 Hercules, marking the commencement of the Tactical Aid detachment "Ivory."</text:span></text:p>
      <text:p text:style-name="P2">                <text:span text:style-name="T7">After a stopover in Morón Air Base to integrate personnel from the Mobile Air Control Group (GRUMOCA), orchestrated the flight path along the coast of Mauritania and Senegal to Dakar.</text:span></text:p>
      <text:p text:style-name="P2">                <text:span text:style-name="T7">The first contingent included two full Hercules crews, operating teams supporting Air Squadron Deployment (EADA) for security, an Air Medical Unit Deployment Support (UMAAD) for medical assistance,</text:span></text:p>
      <text:p text:style-name="P2"><text:soft-page-break/>                <text:span text:style-name="T7">and a GRUMOCA team establishing secure communications to Spain. This contingent, later expanding to 50 individuals, played a crucial role in the inaugural air transport mission between Dakar (Senegal),</text:span></text:p>
      <text:p text:style-name="P2">                <text:span text:style-name="T7">Bamako (Mali), and Niamey (Niger) on January 30, facilitating the transportation of material and personnel for the French Armed Forces.</text:span></text:p>
      <text:p text:style-name="P2">                <text:span text:style-name="T7">This experience highlights my leadership in mission planning, deployment coordination, and successful execution of critical air transport operations in support of international objectives.</text:span></text:p>
      <text:p text:style-name="P2">            <text:span text:style-name="T2">&lt;/</text:span><text:span text:style-name="T4">p</text:span><text:span text:style-name="T2">&gt;</text:span><text:span text:style-name="T7">    </text:span></text:p>
      <text:p text:style-name="P2">            <text:span text:style-name="T2">&lt;</text:span><text:span text:style-name="T4">img</text:span><text:span text:style-name="T7"> </text:span><text:span text:style-name="T6">src</text:span><text:span text:style-name="T7">=</text:span><text:span text:style-name="T8">"../Photos/"</text:span><text:span text:style-name="T7"> </text:span><text:span text:style-name="T6">class</text:span><text:span text:style-name="T7">=</text:span><text:span text:style-name="T8">"operacionesImg"</text:span><text:span text:style-name="T2">&gt;</text:span></text:p>
      <text:p text:style-name="P2">            <text:span text:style-name="T2">&lt;/</text:span><text:span text:style-name="T4">article</text:span><text:span text:style-name="T2">&gt;</text:span></text:p>
      <text:p text:style-name="P6"/>
      <text:p text:style-name="P2">            <text:span text:style-name="T2">&lt;</text:span><text:span text:style-name="T4">article</text:span><text:span text:style-name="T7"> </text:span><text:span text:style-name="T6">class</text:span><text:span text:style-name="T7">=</text:span><text:span text:style-name="T8">"operaciones"</text:span><text:span text:style-name="T2">&gt;</text:span></text:p>
      <text:p text:style-name="P2">            <text:span text:style-name="T2">&lt;</text:span><text:span text:style-name="T4">h3</text:span><text:span text:style-name="T2">&gt;</text:span><text:span text:style-name="T7">Operation Sophia (European Union Naval Force Mediterranean)</text:span><text:span text:style-name="T2">&lt;/</text:span><text:span text:style-name="T4">h3</text:span><text:span text:style-name="T2">&gt;</text:span></text:p>
      <text:p text:style-name="P2">            <text:span text:style-name="T2">&lt;</text:span><text:span text:style-name="T4">h4</text:span><text:span text:style-name="T2">&gt;&lt;/</text:span><text:span text:style-name="T4">h4</text:span><text:span text:style-name="T2">&gt;</text:span></text:p>
      <text:p text:style-name="P2">            <text:span text:style-name="T2">&lt;</text:span><text:span text:style-name="T4">p</text:span><text:span text:style-name="T2">&gt;</text:span></text:p>
      <text:p text:style-name="P2">                <text:span text:style-name="T7">Led as Maritime Operations Coordinator for a critical operation spanning three phases from June 22 to October 6, 2015. In Phase 1, focused on detecting and monitoring migration networks through</text:span></text:p>
      <text:p text:style-name="P2">                <text:span text:style-name="T7">information collection and sea patrols in line with international law. Transitioning to Phase 2, directed actions to board, search, seize, and divert vessels suspected of people smuggling, following international</text:span></text:p>
      <text:p text:style-name="P2">                <text:span text:style-name="T7">legal protocols and UN Security Council resolutions or coastal state consent. In Phase 3, ensured compliance with resolutions or consent, authorizing necessary measures, including the elimination or disabling of </text:span></text:p>
      <text:p text:style-name="P2">                <text:span text:style-name="T7">vessels involved in smuggling or trafficking within the territory of concerned states. Demonstrated expertise in leading complex maritime operations, legal compliance, and effective international coordination.</text:span></text:p>
      <text:p text:style-name="P2">         <text:span text:style-name="T2">&lt;/</text:span><text:span text:style-name="T4">p</text:span><text:span text:style-name="T2">&gt;</text:span></text:p>
      <text:p text:style-name="P2">            <text:span text:style-name="T2">&lt;</text:span><text:span text:style-name="T4">img</text:span><text:span text:style-name="T7"> </text:span><text:span text:style-name="T6">src</text:span><text:span text:style-name="T7">=</text:span><text:span text:style-name="T8">"../Photos/"</text:span><text:span text:style-name="T7"> </text:span><text:span text:style-name="T6">class</text:span><text:span text:style-name="T7">=</text:span><text:span text:style-name="T8">"operacionesImg"</text:span><text:span text:style-name="T2">&gt;</text:span></text:p>
      <text:p text:style-name="P2">            <text:span text:style-name="T2">&lt;/</text:span><text:span text:style-name="T4">article</text:span><text:span text:style-name="T2">&gt;</text:span></text:p>
      <text:p text:style-name="P2">       <text:span text:style-name="T2">&lt;/</text:span><text:span text:style-name="T4">aside</text:span><text:span text:style-name="T2">&gt;</text:span></text:p>
      <text:p text:style-name="P6"/>
      <text:p text:style-name="P2">    </text:p>
      <text:p text:style-name="P2">       <text:span text:style-name="T2">&lt;</text:span><text:span text:style-name="T4">section</text:span><text:span text:style-name="T7"> </text:span><text:span text:style-name="T6">id</text:span><text:span text:style-name="T7">=</text:span><text:span text:style-name="T8">"afterMain"</text:span><text:span text:style-name="T2">&gt;</text:span></text:p>
      <text:p text:style-name="P2">      <text:span text:style-name="T2">&lt;</text:span><text:span text:style-name="T4">h2</text:span><text:span text:style-name="T2">&gt;</text:span><text:span text:style-name="T7">How to get in</text:span><text:span text:style-name="T2">&lt;/</text:span><text:span text:style-name="T4">h2</text:span><text:span text:style-name="T2">&gt;</text:span></text:p>
      <text:p text:style-name="P2">       <text:span text:style-name="T2">&lt;</text:span><text:span text:style-name="T4">ul</text:span><text:span text:style-name="T7"> </text:span><text:span text:style-name="T6">id</text:span><text:span text:style-name="T7">=</text:span><text:span text:style-name="T8">"howToGetIn"</text:span><text:span text:style-name="T2">&gt;</text:span></text:p>
      <text:p text:style-name="P2">           <text:span text:style-name="T2">&lt;</text:span><text:span text:style-name="T4">li</text:span><text:span text:style-name="T2">&gt;</text:span><text:span text:style-name="T7"> </text:span><text:span text:style-name="T2">&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Officer</text:span><text:span text:style-name="T2">&lt;/</text:span><text:span text:style-name="T4">p</text:span><text:span text:style-name="T2">&gt;</text:span><text:span text:style-name="T7"> </text:span><text:span text:style-name="T2">&lt;/</text:span><text:span text:style-name="T4">button</text:span><text:span text:style-name="T2">&gt;</text:span><text:span text:style-name="T7"> </text:span><text:span text:style-name="T2">&lt;/</text:span><text:span text:style-name="T4">li</text:span><text:span text:style-name="T2">&gt;</text:span><text:span text:style-name="T7">        </text:span></text:p>
      <text:p text:style-name="P2">           <text:span text:style-name="T2">&lt;</text:span><text:span text:style-name="T4">li</text:span><text:span text:style-name="T2">&gt;&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Non comisioned officers</text:span><text:span text:style-name="T2">&lt;/</text:span><text:span text:style-name="T4">p</text:span><text:span text:style-name="T2">&gt;&lt;/</text:span><text:span text:style-name="T4">button</text:span><text:span text:style-name="T2">&gt;&lt;/</text:span><text:span text:style-name="T4">li</text:span><text:span text:style-name="T2">&gt;</text:span><text:span text:style-name="T7">               </text:span></text:p>
      <text:p text:style-name="P2">           <text:span text:style-name="T2">&lt;</text:span><text:span text:style-name="T4">li</text:span><text:span text:style-name="T2">&gt;&lt;</text:span><text:span text:style-name="T4">button</text:span><text:span text:style-name="T7"> </text:span><text:span text:style-name="T6">class</text:span><text:span text:style-name="T7">=</text:span><text:span text:style-name="T8">"botonInfo2"</text:span><text:span text:style-name="T2">&gt;&lt;</text:span><text:span text:style-name="T4">p</text:span><text:span text:style-name="T7"> </text:span><text:span text:style-name="T6">class</text:span><text:span text:style-name="T7">=</text:span><text:span text:style-name="T8">"typesHowTo"</text:span><text:span text:style-name="T2">&gt;</text:span><text:span text:style-name="T7">Enlisted</text:span><text:span text:style-name="T2">&lt;/</text:span><text:span text:style-name="T4">p</text:span><text:span text:style-name="T2">&gt;</text:span><text:span text:style-name="T7"> </text:span><text:span text:style-name="T2">&lt;/</text:span><text:span text:style-name="T4">button</text:span><text:span text:style-name="T2">&gt;&lt;/</text:span><text:span text:style-name="T4">li</text:span><text:span text:style-name="T2">&gt;</text:span><text:span text:style-name="T7">  </text:span></text:p>
      <text:p text:style-name="P2">       <text:span text:style-name="T2">&lt;/</text:span><text:span text:style-name="T4">ul</text:span><text:span text:style-name="T2">&gt;</text:span></text:p>
      <text:p text:style-name="P6"/>
      <text:p text:style-name="P2">       <text:span text:style-name="T2">&lt;</text:span><text:span text:style-name="T4">ul</text:span><text:span text:style-name="T7"> </text:span><text:span text:style-name="T6">id</text:span><text:span text:style-name="T7">=</text:span><text:span text:style-name="T8">"howToGetIn2"</text:span><text:span text:style-name="T2">&gt;</text:span></text:p>
      <text:p text:style-name="P2">           <text:span text:style-name="T2">&lt;</text:span><text:span text:style-name="T4">li</text:span><text:span text:style-name="T2">&gt;&lt;</text:span><text:span text:style-name="T4">div</text:span><text:span text:style-name="T7"> </text:span><text:span text:style-name="T6">class</text:span><text:span text:style-name="T7">=</text:span><text:span text:style-name="T8">"showMoreInfo2"</text:span><text:span text:style-name="T2">&gt;</text:span></text:p>
      <text:p text:style-name="P2">            <text:span text:style-name="T2">&lt;</text:span><text:span text:style-name="T4">h2</text:span><text:span text:style-name="T2">&gt;</text:span><text:span text:style-name="T7">Official</text:span><text:span text:style-name="T2">&lt;/</text:span><text:span text:style-name="T4">h2</text:span><text:span text:style-name="T2">&gt;</text:span></text:p>
      <text:p text:style-name="P2"><text:soft-page-break/>               <text:span text:style-name="T2">&lt;</text:span><text:span text:style-name="T4">p</text:span><text:span text:style-name="T2">&gt;</text:span><text:span text:style-name="T7">For joining the army as an Official:</text:span><text:span text:style-name="T2">&lt;</text:span><text:span text:style-name="T4">br</text:span><text:span text:style-name="T2">&gt;</text:span><text:span text:style-name="T7">   </text:span></text:p>
      <text:p text:style-name="P2">                 <text:span text:style-name="T2">&lt;</text:span><text:span text:style-name="T4">ul</text:span><text:span text:style-name="T2">&gt;</text:span></text:p>
      <text:p text:style-name="P2">                     <text:span text:style-name="T2">&lt;</text:span><text:span text:style-name="T4">li</text:span><text:span text:style-name="T2">&gt;&lt;</text:span><text:span text:style-name="T4">a</text:span><text:span text:style-name="T7"> </text:span><text:span text:style-name="T6">href</text:span><text:span text:style-name="T7">=</text:span><text:span text:style-name="T8">"#NoTitulation"</text:span><text:span text:style-name="T7"> </text:span><text:span text:style-name="T6">class</text:span><text:span text:style-name="T7">=</text:span><text:span text:style-name="T8">"linkedToWeb"</text:span><text:span text:style-name="T2">&gt;</text:span><text:span text:style-name="T7">With no titulation</text:span><text:span text:style-name="T2">&lt;/</text:span><text:span text:style-name="T4">a</text:span><text:span text:style-name="T2">&gt;&lt;/</text:span><text:span text:style-name="T4">li</text:span><text:span text:style-name="T2">&gt;</text:span></text:p>
      <text:p text:style-name="P2">                     <text:span text:style-name="T2">&lt;</text:span><text:span text:style-name="T4">li</text:span><text:span text:style-name="T2">&gt;</text:span><text:span text:style-name="T7"> </text:span><text:span text:style-name="T2">&lt;</text:span><text:span text:style-name="T4">a</text:span><text:span text:style-name="T7"> </text:span><text:span text:style-name="T6">href</text:span><text:span text:style-name="T7">=</text:span><text:span text:style-name="T8">"#Titulation"</text:span><text:span text:style-name="T7"> </text:span><text:span text:style-name="T6">class</text:span><text:span text:style-name="T7">=</text:span><text:span text:style-name="T8">"linkedToWeb"</text:span><text:span text:style-name="T2">&gt;</text:span><text:span text:style-name="T7">With titulation</text:span><text:span text:style-name="T2">&lt;/</text:span><text:span text:style-name="T4">a</text:span><text:span text:style-name="T2">&gt;&lt;/</text:span><text:span text:style-name="T4">li</text:span><text:span text:style-name="T2">&gt;</text:span></text:p>
      <text:p text:style-name="P2">                 <text:span text:style-name="T2">&lt;/</text:span><text:span text:style-name="T4">ul</text:span><text:span text:style-name="T2">&gt;</text:span></text:p>
      <text:p text:style-name="P2">   </text:p>
      <text:p text:style-name="P2">                 <text:span text:style-name="T2">&lt;</text:span><text:span text:style-name="T4">p</text:span><text:span text:style-name="T7"> </text:span><text:span text:style-name="T6">id</text:span><text:span text:style-name="T7">=</text:span><text:span text:style-name="T8">"NoTitulation"</text:span><text:span text:style-name="T2">&gt;&lt;</text:span><text:span text:style-name="T4">h3</text:span><text:span text:style-name="T2">&gt;</text:span><text:span text:style-name="T7">With no titulation</text:span><text:span text:style-name="T2">&lt;/</text:span><text:span text:style-name="T4">h3</text:span><text:span text:style-name="T2">&gt;&lt;</text:span><text:span text:style-name="T4">br</text:span><text:span text:style-name="T2">&gt;</text:span></text:p>
      <text:p text:style-name="P2">                 <text:span text:style-name="T7">For join with out the titulation you need to pass present the overage of highschool and the overage of the EBAU Exams; the mark is calculated this way:</text:span><text:span text:style-name="T2">&lt;</text:span><text:span text:style-name="T4">br</text:span><text:span text:style-name="T2">&gt;&lt;</text:span><text:span text:style-name="T4">br</text:span><text:span text:style-name="T2">&gt;</text:span></text:p>
      <text:p text:style-name="P2">                 <text:span text:style-name="T2">&lt;</text:span><text:span text:style-name="T4">strong</text:span><text:span text:style-name="T2">&gt;</text:span><text:span text:style-name="T7">O</text:span><text:span text:style-name="T2">&lt;/</text:span><text:span text:style-name="T4">strong</text:span><text:span text:style-name="T2">&gt;</text:span><text:span text:style-name="T7"> = </text:span><text:span text:style-name="T2">&lt;</text:span><text:span text:style-name="T4">strong</text:span><text:span text:style-name="T2">&gt;</text:span><text:span text:style-name="T7">B</text:span><text:span text:style-name="T2">&lt;/</text:span><text:span text:style-name="T4">strong</text:span><text:span text:style-name="T2">&gt;</text:span><text:span text:style-name="T7">*0.6 + </text:span><text:span text:style-name="T2">&lt;</text:span><text:span text:style-name="T4">strong</text:span><text:span text:style-name="T2">&gt;</text:span><text:span text:style-name="T7">L</text:span><text:span text:style-name="T2">&lt;/</text:span><text:span text:style-name="T4">strong</text:span><text:span text:style-name="T2">&gt;</text:span><text:span text:style-name="T7">*0.1 + </text:span><text:span text:style-name="T2">&lt;</text:span><text:span text:style-name="T4">strong</text:span><text:span text:style-name="T2">&gt;</text:span><text:span text:style-name="T7">E</text:span><text:span text:style-name="T2">&lt;/</text:span><text:span text:style-name="T4">strong</text:span><text:span text:style-name="T2">&gt;</text:span><text:span text:style-name="T7">*0.1 + </text:span><text:span text:style-name="T2">&lt;</text:span><text:span text:style-name="T4">strong</text:span><text:span text:style-name="T2">&gt;</text:span><text:span text:style-name="T7">H</text:span><text:span text:style-name="T2">&lt;/</text:span><text:span text:style-name="T4">strong</text:span><text:span text:style-name="T2">&gt;</text:span><text:span text:style-name="T7">*0.1 + </text:span><text:span text:style-name="T2">&lt;</text:span><text:span text:style-name="T4">strong</text:span><text:span text:style-name="T2">&gt;</text:span><text:span text:style-name="T7">M</text:span><text:span text:style-name="T2">&lt;/</text:span><text:span text:style-name="T4">strong</text:span><text:span text:style-name="T2">&gt;</text:span><text:span text:style-name="T7">*0.3 + </text:span><text:span text:style-name="T2">&lt;</text:span><text:span text:style-name="T4">strong</text:span><text:span text:style-name="T2">&gt;</text:span><text:span text:style-name="T7">P</text:span><text:span text:style-name="T2">&lt;/</text:span><text:span text:style-name="T4">strong</text:span><text:span text:style-name="T2">&gt;</text:span><text:span text:style-name="T7">*0.2</text:span><text:span text:style-name="T2">&lt;</text:span><text:span text:style-name="T4">br</text:span><text:span text:style-name="T2">&gt;</text:span></text:p>
      <text:p text:style-name="P2">                 <text:span text:style-name="T2">&lt;</text:span><text:span text:style-name="T4">strong</text:span><text:span text:style-name="T2">&gt;</text:span><text:span text:style-name="T7">O</text:span><text:span text:style-name="T2">&lt;/</text:span><text:span text:style-name="T4">strong</text:span><text:span text:style-name="T2">&gt;</text:span><text:span text:style-name="T7"> = overage over 14.</text:span><text:span text:style-name="T2">&lt;</text:span><text:span text:style-name="T4">br</text:span><text:span text:style-name="T2">&gt;</text:span></text:p>
      <text:p text:style-name="P2">                 <text:span text:style-name="T2">&lt;</text:span><text:span text:style-name="T4">strong</text:span><text:span text:style-name="T2">&gt;</text:span><text:span text:style-name="T7">B</text:span><text:span text:style-name="T2">&lt;/</text:span><text:span text:style-name="T4">strong</text:span><text:span text:style-name="T2">&gt;</text:span><text:span text:style-name="T7"> = Overage of highschool.</text:span><text:span text:style-name="T2">&lt;</text:span><text:span text:style-name="T4">br</text:span><text:span text:style-name="T2">&gt;</text:span></text:p>
      <text:p text:style-name="P2">                 <text:span text:style-name="T2">&lt;</text:span><text:span text:style-name="T4">strong</text:span><text:span text:style-name="T2">&gt;</text:span><text:span text:style-name="T7">L</text:span><text:span text:style-name="T2">&lt;/</text:span><text:span text:style-name="T4">strong</text:span><text:span text:style-name="T2">&gt;</text:span><text:span text:style-name="T7"> = EBAU exam of literature.</text:span><text:span text:style-name="T2">&lt;</text:span><text:span text:style-name="T4">br</text:span><text:span text:style-name="T2">&gt;</text:span></text:p>
      <text:p text:style-name="P2">                 <text:span text:style-name="T2">&lt;</text:span><text:span text:style-name="T4">strong</text:span><text:span text:style-name="T2">&gt;</text:span><text:span text:style-name="T7">E</text:span><text:span text:style-name="T2">&lt;/</text:span><text:span text:style-name="T4">strong</text:span><text:span text:style-name="T2">&gt;</text:span><text:span text:style-name="T7"> = EBAU exam of english.</text:span><text:span text:style-name="T2">&lt;</text:span><text:span text:style-name="T4">br</text:span><text:span text:style-name="T2">&gt;</text:span></text:p>
      <text:p text:style-name="P2">                 <text:span text:style-name="T2">&lt;</text:span><text:span text:style-name="T4">strong</text:span><text:span text:style-name="T2">&gt;</text:span><text:span text:style-name="T7">H</text:span><text:span text:style-name="T2">&lt;/</text:span><text:span text:style-name="T4">strong</text:span><text:span text:style-name="T2">&gt;</text:span><text:span text:style-name="T7"> = EBAU exam of history.</text:span><text:span text:style-name="T2">&lt;</text:span><text:span text:style-name="T4">br</text:span><text:span text:style-name="T2">&gt;</text:span></text:p>
      <text:p text:style-name="P2">                 <text:span text:style-name="T2">&lt;</text:span><text:span text:style-name="T4">strong</text:span><text:span text:style-name="T2">&gt;</text:span><text:span text:style-name="T7">M</text:span><text:span text:style-name="T2">&lt;/</text:span><text:span text:style-name="T4">strong</text:span><text:span text:style-name="T2">&gt;</text:span><text:span text:style-name="T7"> = EBAU exam of maths.</text:span><text:span text:style-name="T2">&lt;</text:span><text:span text:style-name="T4">br</text:span><text:span text:style-name="T2">&gt;</text:span></text:p>
      <text:p text:style-name="P2">                 <text:span text:style-name="T2">&lt;</text:span><text:span text:style-name="T4">strong</text:span><text:span text:style-name="T2">&gt;</text:span><text:span text:style-name="T7">P</text:span><text:span text:style-name="T2">&lt;/</text:span><text:span text:style-name="T4">strong</text:span><text:span text:style-name="T2">&gt;</text:span><text:span text:style-name="T7"> = EBAU exam of Physics.</text:span><text:span text:style-name="T2">&lt;</text:span><text:span text:style-name="T4">br</text:span><text:span text:style-name="T2">&gt;&lt;</text:span><text:span text:style-name="T4">br</text:span><text:span text:style-name="T2">&gt;</text:span></text:p>
      <text:p text:style-name="P2">                 </text:p>
      <text:p text:style-name="P2">                 <text:span text:style-name="T7">When you have your overage mark you present yourself to the first phase of the contest in wich all spain can take part of, so the overage mark for passing this phase is changing every year but on 2023 was a 12 over 14.</text:span><text:span text:style-name="T2">&lt;</text:span><text:span text:style-name="T4">br</text:span><text:span text:style-name="T2">&gt;</text:span></text:p>
      <text:p text:style-name="P2">                 <text:span text:style-name="T7">The second phase consist of some physical fitness test where they are going to test your </text:span><text:span text:style-name="T2">&lt;</text:span><text:span text:style-name="T4">a</text:span><text:span text:style-name="T7"> </text:span><text:span text:style-name="T6">href</text:span><text:span text:style-name="T7">=</text:span><text:span text:style-name="T8">"https://www.pruebasfisicasoposiciones.es/pruebas-fisicas-oficial-ejercito"</text:span><text:span text:style-name="T7"> </text:span><text:span text:style-name="T6">target</text:span><text:span text:style-name="T7">=</text:span><text:span text:style-name="T8">"_blank"</text:span><text:span text:style-name="T7"> </text:span><text:span text:style-name="T6">class</text:span><text:span text:style-name="T7">=</text:span><text:span text:style-name="T8">"linkedToWeb"</text:span><text:span text:style-name="T2">&gt;</text:span><text:span text:style-name="T7">physical aptitud</text:span><text:span text:style-name="T2">&lt;/</text:span><text:span text:style-name="T4">a</text:span><text:span text:style-name="T2">&gt;</text:span><text:span text:style-name="T7">, psychological test, and medical test.</text:span><text:span text:style-name="T2">&lt;</text:span><text:span text:style-name="T4">br</text:span><text:span text:style-name="T2">&gt;</text:span></text:p>
      <text:p text:style-name="P2">                 <text:span text:style-name="T7">If you pass all those test you go to prepare yourself for 5 years in Zaragoza.</text:span><text:span text:style-name="T2">&lt;</text:span><text:span text:style-name="T4">br</text:span><text:span text:style-name="T2">&gt;&lt;</text:span><text:span text:style-name="T4">br</text:span><text:span text:style-name="T2">&gt;&lt;/</text:span><text:span text:style-name="T4">p</text:span><text:span text:style-name="T2">&gt;</text:span></text:p>
      <text:p text:style-name="P2">                 <text:span text:style-name="T2">&lt;</text:span><text:span text:style-name="T4">p</text:span><text:span text:style-name="T2">&gt;</text:span></text:p>
      <text:p text:style-name="P2">                     <text:span text:style-name="T2">&lt;</text:span><text:span text:style-name="T4">ul</text:span><text:span text:style-name="T7"> </text:span><text:span text:style-name="T6">class</text:span><text:span text:style-name="T7">=</text:span><text:span text:style-name="T8">"steps"</text:span><text:span text:style-name="T2">&gt;</text:span></text:p>
      <text:p text:style-name="P2">                         <text:span text:style-name="T2">&lt;</text:span><text:span text:style-name="T4">li</text:span><text:span text:style-name="T2">&gt;&lt;</text:span><text:span text:style-name="T4">strong</text:span><text:span text:style-name="T2">&gt;</text:span><text:span text:style-name="T7">Joining with EBAU</text:span><text:span text:style-name="T2">&lt;/</text:span><text:span text:style-name="T4">strong</text:span><text:span text:style-name="T2">&gt;&lt;/</text:span><text:span text:style-name="T4">li</text:span><text:span text:style-name="T2">&gt;</text:span></text:p>
      <text:p text:style-name="P2">                         <text:span text:style-name="T2">&lt;</text:span><text:span text:style-name="T4">li</text:span><text:span text:style-name="T2">&gt;</text:span><text:span text:style-name="T7">1º course AGM</text:span><text:span text:style-name="T2">&lt;/</text:span><text:span text:style-name="T4">li</text:span><text:span text:style-name="T2">&gt;</text:span></text:p>
      <text:p text:style-name="P2">                         <text:span text:style-name="T2">&lt;</text:span><text:span text:style-name="T4">li</text:span><text:span text:style-name="T2">&gt;</text:span><text:span text:style-name="T7">2º course AGM</text:span><text:span text:style-name="T2">&lt;/</text:span><text:span text:style-name="T4">li</text:span><text:span text:style-name="T2">&gt;</text:span></text:p>
      <text:p text:style-name="P2">                         <text:span text:style-name="T2">&lt;</text:span><text:span text:style-name="T4">li</text:span><text:span text:style-name="T2">&gt;</text:span><text:span text:style-name="T7">3º course AGM</text:span><text:span text:style-name="T2">&lt;/</text:span><text:span text:style-name="T4">li</text:span><text:span text:style-name="T2">&gt;</text:span></text:p>
      <text:p text:style-name="P2">                         <text:span text:style-name="T2">&lt;</text:span><text:span text:style-name="T4">li</text:span><text:span text:style-name="T2">&gt;</text:span><text:span text:style-name="T7">4º course AGM</text:span><text:span text:style-name="T2">&lt;/</text:span><text:span text:style-name="T4">li</text:span><text:span text:style-name="T2">&gt;</text:span></text:p>
      <text:p text:style-name="P2">                         <text:span text:style-name="T2">&lt;</text:span><text:span text:style-name="T4">li</text:span><text:span text:style-name="T2">&gt;</text:span><text:span text:style-name="T7">5º AC ESPFUN course</text:span><text:span text:style-name="T2">&lt;/</text:span><text:span text:style-name="T4">li</text:span><text:span text:style-name="T2">&gt;</text:span></text:p>
      <text:p text:style-name="P2">                         <text:span text:style-name="T2">&lt;</text:span><text:span text:style-name="T4">li</text:span><text:span text:style-name="T2">&gt;</text:span><text:span text:style-name="T7">Lieutenant+ Carrear diplome</text:span><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p</text:span><text:span text:style-name="T2">&gt;</text:span></text:p>
      <text:p text:style-name="P2">   </text:p>
      <text:p text:style-name="P2">                 <text:span text:style-name="T2">&lt;</text:span><text:span text:style-name="T4">p</text:span><text:span text:style-name="T7"> </text:span><text:span text:style-name="T6">id</text:span><text:span text:style-name="T7">=</text:span><text:span text:style-name="T8">"Titulation"</text:span><text:span text:style-name="T2">&gt;</text:span></text:p>
      <text:p text:style-name="P2">                     <text:span text:style-name="T2">&lt;</text:span><text:span text:style-name="T4">h3</text:span><text:span text:style-name="T2">&gt;</text:span><text:span text:style-name="T7">With titulation</text:span><text:span text:style-name="T2">&lt;/</text:span><text:span text:style-name="T4">h3</text:span><text:span text:style-name="T2">&gt;</text:span></text:p>
      <text:p text:style-name="P2">                     <text:span text:style-name="T7">For join the army with titulation you need to have a degree in something related with the science and then with the mark you pass to the contest part in wich you are going to be calificated following the next formula:</text:span><text:span text:style-name="T2">&lt;</text:span><text:span text:style-name="T4">br</text:span><text:span text:style-name="T2">&gt;&lt;</text:span><text:span text:style-name="T4">br</text:span><text:span text:style-name="T2">&gt;</text:span></text:p>
      <text:p text:style-name="P2">                     <text:span text:style-name="T2">&lt;</text:span><text:span text:style-name="T4">strong</text:span><text:span text:style-name="T2">&gt;</text:span><text:span text:style-name="T7">CF</text:span><text:span text:style-name="T2">&lt;/</text:span><text:span text:style-name="T4">strong</text:span><text:span text:style-name="T2">&gt;</text:span><text:span text:style-name="T7"> = </text:span><text:span text:style-name="T2">&lt;</text:span><text:span text:style-name="T4">strong</text:span><text:span text:style-name="T2">&gt;</text:span><text:span text:style-name="T7">PI</text:span><text:span text:style-name="T2">&lt;/</text:span><text:span text:style-name="T4">strong</text:span><text:span text:style-name="T2">&gt;</text:span><text:span text:style-name="T7"> + </text:span><text:span text:style-name="T2">&lt;</text:span><text:span text:style-name="T4">strong</text:span><text:span text:style-name="T2">&gt;</text:span><text:span text:style-name="T7">PFC</text:span><text:span text:style-name="T2">&lt;/</text:span><text:span text:style-name="T4">strong</text:span><text:span text:style-name="T2">&gt;</text:span><text:span text:style-name="T7"> </text:span><text:span text:style-name="T2">&lt;</text:span><text:span text:style-name="T4">br</text:span><text:span text:style-name="T2">&gt;</text:span></text:p>
      <text:p text:style-name="P2"><text:soft-page-break/>                     <text:span text:style-name="T2">&lt;</text:span><text:span text:style-name="T4">strong</text:span><text:span text:style-name="T2">&gt;</text:span><text:span text:style-name="T7">CF</text:span><text:span text:style-name="T2">&lt;/</text:span><text:span text:style-name="T4">strong</text:span><text:span text:style-name="T2">&gt;</text:span><text:span text:style-name="T7"> = Final mark.</text:span><text:span text:style-name="T2">&lt;</text:span><text:span text:style-name="T4">br</text:span><text:span text:style-name="T2">&gt;</text:span></text:p>
      <text:p text:style-name="P2">                     <text:span text:style-name="T2">&lt;</text:span><text:span text:style-name="T4">strong</text:span><text:span text:style-name="T2">&gt;</text:span><text:span text:style-name="T7">PI</text:span><text:span text:style-name="T2">&lt;/</text:span><text:span text:style-name="T4">strong</text:span><text:span text:style-name="T2">&gt;</text:span><text:span text:style-name="T7"> = English test. that you need to take.</text:span><text:span text:style-name="T2">&lt;</text:span><text:span text:style-name="T4">br</text:span><text:span text:style-name="T2">&gt;</text:span></text:p>
      <text:p text:style-name="P2">                     <text:span text:style-name="T2">&lt;</text:span><text:span text:style-name="T4">strong</text:span><text:span text:style-name="T2">&gt;</text:span><text:span text:style-name="T7">PFC</text:span><text:span text:style-name="T2">&lt;/</text:span><text:span text:style-name="T4">strong</text:span><text:span text:style-name="T2">&gt;</text:span><text:span text:style-name="T7"> = Mark of the degree.</text:span><text:span text:style-name="T2">&lt;</text:span><text:span text:style-name="T4">br</text:span><text:span text:style-name="T2">&gt;&lt;</text:span><text:span text:style-name="T4">br</text:span><text:span text:style-name="T2">&gt;</text:span></text:p>
      <text:p text:style-name="P2">                     <text:span text:style-name="T7">Then if you are selected after all the proces you go the the AGM for 3 years.</text:span></text:p>
      <text:p text:style-name="P2">                     <text:span text:style-name="T2">&lt;</text:span><text:span text:style-name="T4">ol</text:span><text:span text:style-name="T2">&gt;</text:span></text:p>
      <text:p text:style-name="P2">                         <text:span text:style-name="T2">&lt;</text:span><text:span text:style-name="T4">li</text:span><text:span text:style-name="T2">&gt;&lt;</text:span><text:span text:style-name="T4">strong</text:span><text:span text:style-name="T2">&gt;</text:span><text:span text:style-name="T7">With titulation</text:span><text:span text:style-name="T2">&lt;/</text:span><text:span text:style-name="T4">strong</text:span><text:span text:style-name="T2">&gt;&lt;/</text:span><text:span text:style-name="T4">li</text:span><text:span text:style-name="T2">&gt;</text:span></text:p>
      <text:p text:style-name="P2">                         <text:span text:style-name="T2">&lt;</text:span><text:span text:style-name="T4">li</text:span><text:span text:style-name="T2">&gt;</text:span><text:span text:style-name="T7">1º course AGM</text:span><text:span text:style-name="T2">&lt;/</text:span><text:span text:style-name="T4">li</text:span><text:span text:style-name="T2">&gt;</text:span></text:p>
      <text:p text:style-name="P2">                         <text:span text:style-name="T2">&lt;</text:span><text:span text:style-name="T4">li</text:span><text:span text:style-name="T2">&gt;</text:span><text:span text:style-name="T7">2º AC ESFUN course</text:span><text:span text:style-name="T2">&lt;/</text:span><text:span text:style-name="T4">li</text:span><text:span text:style-name="T2">&gt;</text:span></text:p>
      <text:p text:style-name="P2">                         <text:span text:style-name="T2">&lt;</text:span><text:span text:style-name="T4">li</text:span><text:span text:style-name="T2">&gt;</text:span><text:span text:style-name="T7">Lieutenant</text:span><text:span text:style-name="T2">&lt;/</text:span><text:span text:style-name="T4">li</text:span><text:span text:style-name="T2">&gt;</text:span></text:p>
      <text:p text:style-name="P2">                     <text:span text:style-name="T2">&lt;/</text:span><text:span text:style-name="T4">ol</text:span><text:span text:style-name="T2">&gt;</text:span></text:p>
      <text:p text:style-name="P2">                 <text:span text:style-name="T2">&lt;/</text:span><text:span text:style-name="T4">p</text:span><text:span text:style-name="T2">&gt;</text:span></text:p>
      <text:p text:style-name="P2">              <text:span text:style-name="T2">&lt;/</text:span><text:span text:style-name="T4">div</text:span><text:span text:style-name="T2">&gt;</text:span></text:p>
      <text:p text:style-name="P2">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div</text:span><text:span text:style-name="T7"> </text:span><text:span text:style-name="T6">class</text:span><text:span text:style-name="T7">=</text:span><text:span text:style-name="T8">"showMoreInfo2"</text:span><text:span text:style-name="T2">&gt;</text:span></text:p>
      <text:p text:style-name="P2">                  <text:span text:style-name="T2">&lt;</text:span><text:span text:style-name="T4">h2</text:span><text:span text:style-name="T2">&gt;</text:span><text:span text:style-name="T7">No comisioned officer</text:span><text:span text:style-name="T2">&lt;/</text:span><text:span text:style-name="T4">h2</text:span><text:span text:style-name="T2">&gt;</text:span></text:p>
      <text:p text:style-name="P2">                     <text:span text:style-name="T2">&lt;</text:span><text:span text:style-name="T4">h3</text:span><text:span text:style-name="T2">&gt;</text:span><text:span text:style-name="T7">Requirements</text:span><text:span text:style-name="T2">&lt;/</text:span><text:span text:style-name="T4">h3</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span text:style-name="T7">Have the Spanish nationality</text:span><text:span text:style-name="T2">&lt;/</text:span><text:span text:style-name="T4">li</text:span><text:span text:style-name="T2">&gt;</text:span></text:p>
      <text:p text:style-name="P2">                         <text:span text:style-name="T2">&lt;</text:span><text:span text:style-name="T4">li</text:span><text:span text:style-name="T2">&gt;</text:span><text:span text:style-name="T7">Have 18-21 years old the 31 of december of the year of the convocatory</text:span><text:span text:style-name="T2">&lt;/</text:span><text:span text:style-name="T4">li</text:span><text:span text:style-name="T2">&gt;</text:span></text:p>
      <text:p text:style-name="P2">                         <text:span text:style-name="T2">&lt;</text:span><text:span text:style-name="T4">li</text:span><text:span text:style-name="T2">&gt;</text:span><text:span text:style-name="T7">Don't have tattos that might be agaisnt the constitucional values or attempt against the Army</text:span><text:span text:style-name="T2">&lt;/</text:span><text:span text:style-name="T4">li</text:span><text:span text:style-name="T2">&gt;</text:span></text:p>
      <text:p text:style-name="P2">                         <text:span text:style-name="T2">&lt;</text:span><text:span text:style-name="T4">li</text:span><text:span text:style-name="T2">&gt;</text:span><text:span text:style-name="T7">Have at least the highschool title</text:span><text:span text:style-name="T2">&lt;/</text:span><text:span text:style-name="T4">li</text:span><text:span text:style-name="T2">&gt;</text:span></text:p>
      <text:p text:style-name="P2">                         <text:span text:style-name="T2">&lt;</text:span><text:span text:style-name="T4">li</text:span><text:span text:style-name="T2">&gt;</text:span><text:span text:style-name="T7">Pass the contest</text:span><text:span text:style-name="T2">&lt;/</text:span><text:span text:style-name="T4">li</text:span><text:span text:style-name="T2">&gt;</text:span></text:p>
      <text:p text:style-name="P2">                     <text:span text:style-name="T2">&lt;/</text:span><text:span text:style-name="T4">ul</text:span><text:span text:style-name="T2">&gt;</text:span></text:p>
      <text:p text:style-name="P2">       </text:p>
      <text:p text:style-name="P2">                     <text:span text:style-name="T2">&lt;</text:span><text:span text:style-name="T4">p</text:span><text:span text:style-name="T2">&gt;&lt;</text:span><text:span text:style-name="T4">h3</text:span><text:span text:style-name="T2">&gt;</text:span><text:span text:style-name="T7">How to get in</text:span><text:span text:style-name="T2">&lt;/</text:span><text:span text:style-name="T4">h3</text:span><text:span text:style-name="T2">&gt;</text:span></text:p>
      <text:p text:style-name="P2">                     <text:span text:style-name="T7">First you need to choose the specialty, then you need to pass the selective phase, and then the final mark is based in this formula:</text:span><text:span text:style-name="T2">&lt;</text:span><text:span text:style-name="T4">br</text:span><text:span text:style-name="T2">&gt;&lt;</text:span><text:span text:style-name="T4">br</text:span><text:span text:style-name="T2">&gt;</text:span></text:p>
      <text:p text:style-name="P2">                     <text:span text:style-name="T2">&lt;</text:span><text:span text:style-name="T4">strong</text:span><text:span text:style-name="T2">&gt;</text:span><text:span text:style-name="T7">PFC</text:span><text:span text:style-name="T2">&lt;/</text:span><text:span text:style-name="T4">strong</text:span><text:span text:style-name="T2">&gt;</text:span><text:span text:style-name="T7"> = </text:span><text:span text:style-name="T2">&lt;</text:span><text:span text:style-name="T4">strong</text:span><text:span text:style-name="T2">&gt;</text:span><text:span text:style-name="T7">NMB</text:span><text:span text:style-name="T2">&lt;/</text:span><text:span text:style-name="T4">strong</text:span><text:span text:style-name="T2">&gt;</text:span><text:span text:style-name="T7"> + </text:span><text:span text:style-name="T2">&lt;</text:span><text:span text:style-name="T4">strong</text:span><text:span text:style-name="T2">&gt;</text:span><text:span text:style-name="T7">FG</text:span><text:span text:style-name="T2">&lt;/</text:span><text:span text:style-name="T4">strong</text:span><text:span text:style-name="T2">&gt;</text:span><text:span text:style-name="T7"> + </text:span><text:span text:style-name="T2">&lt;</text:span><text:span text:style-name="T4">strong</text:span><text:span text:style-name="T2">&gt;</text:span><text:span text:style-name="T7">VMM</text:span><text:span text:style-name="T2">&lt;/</text:span><text:span text:style-name="T4">strong</text:span><text:span text:style-name="T2">&gt;&lt;</text:span><text:span text:style-name="T4">br</text:span><text:span text:style-name="T2">&gt;</text:span></text:p>
      <text:p text:style-name="P2">                     <text:span text:style-name="T2">&lt;</text:span><text:span text:style-name="T4">strong</text:span><text:span text:style-name="T2">&gt;</text:span><text:span text:style-name="T7">PFC</text:span><text:span text:style-name="T2">&lt;/</text:span><text:span text:style-name="T4">strong</text:span><text:span text:style-name="T2">&gt;</text:span><text:span text:style-name="T7"> = Final grade.</text:span><text:span text:style-name="T2">&lt;</text:span><text:span text:style-name="T4">br</text:span><text:span text:style-name="T2">&gt;</text:span></text:p>
      <text:p text:style-name="P2">                     <text:span text:style-name="T2">&lt;</text:span><text:span text:style-name="T4">strong</text:span><text:span text:style-name="T2">&gt;</text:span><text:span text:style-name="T7">NNMB</text:span><text:span text:style-name="T2">&lt;/</text:span><text:span text:style-name="T4">strong</text:span><text:span text:style-name="T2">&gt;</text:span><text:span text:style-name="T7"> = Overage grade of highschool.</text:span><text:span text:style-name="T2">&lt;</text:span><text:span text:style-name="T4">br</text:span><text:span text:style-name="T2">&gt;</text:span></text:p>
      <text:p text:style-name="P2">                     <text:span text:style-name="T2">&lt;</text:span><text:span text:style-name="T4">strong</text:span><text:span text:style-name="T2">&gt;</text:span><text:span text:style-name="T7">FG</text:span><text:span text:style-name="T2">&lt;/</text:span><text:span text:style-name="T4">strong</text:span><text:span text:style-name="T2">&gt;</text:span><text:span text:style-name="T7"> = EBAU exams. </text:span><text:span text:style-name="T2">&lt;</text:span><text:span text:style-name="T4">br</text:span><text:span text:style-name="T2">&gt;</text:span></text:p>
      <text:p text:style-name="P2">                     <text:span text:style-name="T2">&lt;</text:span><text:span text:style-name="T4">strong</text:span><text:span text:style-name="T2">&gt;</text:span><text:span text:style-name="T7">VMM</text:span><text:span text:style-name="T2">&lt;/</text:span><text:span text:style-name="T4">strong</text:span><text:span text:style-name="T2">&gt;</text:span><text:span text:style-name="T7"> = Military merits</text:span><text:span text:style-name="T2">&lt;</text:span><text:span text:style-name="T4">br</text:span><text:span text:style-name="T2">&gt;</text:span></text:p>
      <text:p text:style-name="P2">                     <text:span text:style-name="T2">&lt;/</text:span><text:span text:style-name="T4">p</text:span><text:span text:style-name="T2">&gt;</text:span></text:p>
      <text:p text:style-name="P2">                     <text:span text:style-name="T2">&lt;</text:span><text:span text:style-name="T4">ol</text:span><text:span text:style-name="T2">&gt;</text:span></text:p>
      <text:p text:style-name="P2">                         <text:span text:style-name="T2">&lt;</text:span><text:span text:style-name="T4">li</text:span><text:span text:style-name="T2">&gt;&lt;</text:span><text:span text:style-name="T4">strong</text:span><text:span text:style-name="T2">&gt;</text:span><text:span text:style-name="T7">Highschool</text:span><text:span text:style-name="T2">&lt;/</text:span><text:span text:style-name="T4">strong</text:span><text:span text:style-name="T2">&gt;&lt;/</text:span><text:span text:style-name="T4">li</text:span><text:span text:style-name="T2">&gt;</text:span></text:p>
      <text:p text:style-name="P2">                         <text:span text:style-name="T2">&lt;</text:span><text:span text:style-name="T4">li</text:span><text:span text:style-name="T2">&gt;</text:span><text:span text:style-name="T7">1º AGBS AC ESFUN</text:span><text:span text:style-name="T2">&lt;/</text:span><text:span text:style-name="T4">li</text:span><text:span text:style-name="T2">&gt;</text:span></text:p>
      <text:p text:style-name="P2">                         <text:span text:style-name="T2">&lt;</text:span><text:span text:style-name="T4">li</text:span><text:span text:style-name="T2">&gt;</text:span><text:span text:style-name="T7">2º AC ESFUN</text:span><text:span text:style-name="T2">&lt;/</text:span><text:span text:style-name="T4">li</text:span><text:span text:style-name="T2">&gt;</text:span></text:p>
      <text:p text:style-name="P2">                         <text:span text:style-name="T2">&lt;</text:span><text:span text:style-name="T4">li</text:span><text:span text:style-name="T2">&gt;</text:span><text:span text:style-name="T7">3º AGBS AC ESFUN</text:span><text:span text:style-name="T2">&lt;/</text:span><text:span text:style-name="T4">li</text:span><text:span text:style-name="T2">&gt;</text:span></text:p>
      <text:p text:style-name="P2">                         <text:span text:style-name="T2">&lt;</text:span><text:span text:style-name="T4">li</text:span><text:span text:style-name="T2">&gt;</text:span><text:span text:style-name="T7">Sergant + TTS</text:span><text:span text:style-name="T2">&lt;/</text:span><text:span text:style-name="T4">li</text:span><text:span text:style-name="T2">&gt;</text:span></text:p>
      <text:p text:style-name="P2">                     <text:span text:style-name="T2">&lt;/</text:span><text:span text:style-name="T4">ol</text:span><text:span text:style-name="T2">&gt;</text:span></text:p>
      <text:p text:style-name="P2">                     <text:span text:style-name="T2">&lt;/</text:span><text:span text:style-name="T4">p</text:span><text:span text:style-name="T2">&gt;</text:span></text:p>
      <text:p text:style-name="P2">                 <text:span text:style-name="T2">&lt;/</text:span><text:span text:style-name="T4">div</text:span><text:span text:style-name="T2">&gt;</text:span></text:p>
      <text:p text:style-name="P2"><text:soft-page-break/>           <text:span text:style-name="T2">&lt;/</text:span><text:span text:style-name="T4">li</text:span><text:span text:style-name="T2">&gt;</text:span></text:p>
      <text:p text:style-name="P2">           <text:span text:style-name="T2">&lt;</text:span><text:span text:style-name="T4">li</text:span><text:span text:style-name="T2">&gt;</text:span></text:p>
      <text:p text:style-name="P2">               <text:span text:style-name="T2">&lt;</text:span><text:span text:style-name="T4">div</text:span><text:span text:style-name="T7"> </text:span><text:span text:style-name="T6">class</text:span><text:span text:style-name="T7">=</text:span><text:span text:style-name="T8">"showMoreInfo2"</text:span><text:span text:style-name="T2">&gt;</text:span></text:p>
      <text:p text:style-name="P2">                <text:span text:style-name="T2">&lt;</text:span><text:span text:style-name="T4">h2</text:span><text:span text:style-name="T2">&gt;</text:span><text:span text:style-name="T7">Enlisted</text:span><text:span text:style-name="T2">&lt;/</text:span><text:span text:style-name="T4">h2</text:span><text:span text:style-name="T2">&gt;</text:span></text:p>
      <text:p text:style-name="P2">                   <text:span text:style-name="T2">&lt;</text:span><text:span text:style-name="T4">p</text:span><text:span text:style-name="T2">&gt;&lt;</text:span><text:span text:style-name="T4">h3</text:span><text:span text:style-name="T2">&gt;</text:span><text:span text:style-name="T7">Requirements</text:span><text:span text:style-name="T2">&lt;/</text:span><text:span text:style-name="T4">h3</text:span><text:span text:style-name="T2">&gt;</text:span></text:p>
      <text:p text:style-name="P2">                   <text:span text:style-name="T2">&lt;</text:span><text:span text:style-name="T4">ul</text:span><text:span text:style-name="T2">&gt;</text:span></text:p>
      <text:p text:style-name="P2">                     <text:span text:style-name="T2">&lt;</text:span><text:span text:style-name="T4">li</text:span><text:span text:style-name="T2">&gt;</text:span><text:span text:style-name="T7">Have the spanish nationality or have the residence permit (temporal or permanent). For the foreigns only could apply if you are from Argentina, Bolivia, Costa Rica, Colombia, Chile, Ecuador, El Salvador, Guatemala, Guinea Ecuatorial, Honduras, Mexico, Nicaragua, Panama, Paraguay, Peru, Republica Dominicana, Uruguay and Venezuela.</text:span><text:span text:style-name="T2">&lt;/</text:span><text:span text:style-name="T4">li</text:span><text:span text:style-name="T2">&gt;</text:span></text:p>
      <text:p text:style-name="P2">                     <text:span text:style-name="T2">&lt;</text:span><text:span text:style-name="T4">li</text:span><text:span text:style-name="T2">&gt;</text:span><text:span text:style-name="T7">Not be deprived of civil rights </text:span><text:span text:style-name="T2">&lt;/</text:span><text:span text:style-name="T4">li</text:span><text:span text:style-name="T2">&gt;</text:span></text:p>
      <text:p text:style-name="P2">                     <text:span text:style-name="T2">&lt;</text:span><text:span text:style-name="T4">li</text:span><text:span text:style-name="T2">&gt;</text:span><text:span text:style-name="T7">Have between 18 and 29 years old</text:span><text:span text:style-name="T2">&lt;/</text:span><text:span text:style-name="T4">li</text:span><text:span text:style-name="T2">&gt;</text:span></text:p>
      <text:p text:style-name="P2">                     <text:span text:style-name="T2">&lt;</text:span><text:span text:style-name="T4">li</text:span><text:span text:style-name="T2">&gt;</text:span><text:span text:style-name="T7">Don't have tattos that might be agaisnt the constitucional values or attempt against the Army</text:span><text:span text:style-name="T2">&lt;/</text:span><text:span text:style-name="T4">li</text:span><text:span text:style-name="T2">&gt;</text:span></text:p>
      <text:p text:style-name="P2">                     <text:span text:style-name="T2">&lt;</text:span><text:span text:style-name="T4">li</text:span><text:span text:style-name="T2">&gt;</text:span><text:span text:style-name="T7">Have the middle school diplome</text:span><text:span text:style-name="T2">&lt;/</text:span><text:span text:style-name="T4">li</text:span><text:span text:style-name="T2">&gt;</text:span></text:p>
      <text:p text:style-name="P2">                     <text:span text:style-name="T2">&lt;</text:span><text:span text:style-name="T4">li</text:span><text:span text:style-name="T2">&gt;</text:span><text:span text:style-name="T7">Pass the contest</text:span><text:span text:style-name="T2">&lt;/</text:span><text:span text:style-name="T4">li</text:span><text:span text:style-name="T2">&gt;&lt;</text:span><text:span text:style-name="T4">br</text:span><text:span text:style-name="T2">&gt;</text:span></text:p>
      <text:p text:style-name="P2">                   <text:span text:style-name="T2">&lt;/</text:span><text:span text:style-name="T4">ul</text:span><text:span text:style-name="T2">&gt;</text:span></text:p>
      <text:p text:style-name="P2">                   <text:span text:style-name="T2">&lt;</text:span><text:span text:style-name="T4">p</text:span><text:span text:style-name="T2">&gt;&lt;</text:span><text:span text:style-name="T4">h3</text:span><text:span text:style-name="T2">&gt;</text:span><text:span text:style-name="T7">How to get in</text:span><text:span text:style-name="T2">&lt;/</text:span><text:span text:style-name="T4">h3</text:span><text:span text:style-name="T2">&gt;</text:span></text:p>
      <text:p text:style-name="P2">                     <text:span text:style-name="T7">There are severeal convocatories along the year; this are publish in the </text:span><text:span text:style-name="T2">&lt;</text:span><text:span text:style-name="T4">a</text:span><text:span text:style-name="T7"> </text:span><text:span text:style-name="T6">href</text:span><text:span text:style-name="T7">=</text:span><text:span text:style-name="T8">"https://www.boe.es/boe/dias/2023/01/19/pdfs/BOE-A-2023-1426.pdf"</text:span><text:span text:style-name="T7"> </text:span><text:span text:style-name="T6">class</text:span><text:span text:style-name="T7">=</text:span><text:span text:style-name="T8">"linkedToWeb"</text:span><text:span text:style-name="T2">&gt;</text:span><text:span text:style-name="T7">BOE</text:span><text:span text:style-name="T2">&lt;/</text:span><text:span text:style-name="T4">a</text:span><text:span text:style-name="T2">&gt;</text:span><text:span text:style-name="T7">. Since the troop examinations are different, you must make an appointment to pass the tests.</text:span><text:span text:style-name="T2">&lt;</text:span><text:span text:style-name="T4">br</text:span><text:span text:style-name="T2">&gt;</text:span></text:p>
      <text:p text:style-name="P2">                     <text:span text:style-name="T7">This proces as all the others ways to join the army your academic and Military merits will be evaluated and after that you will have to pass the physical test the medical test and the psychological test. In those test is not calificated with a number but with a pass or not pass.</text:span></text:p>
      <text:p text:style-name="P2">                 <text:span text:style-name="T2">&lt;/</text:span><text:span text:style-name="T4">p</text:span><text:span text:style-name="T2">&gt;</text:span></text:p>
      <text:p text:style-name="P2">                 <text:span text:style-name="T2">&lt;</text:span><text:span text:style-name="T4">ol</text:span><text:span text:style-name="T2">&gt;</text:span></text:p>
      <text:p text:style-name="P2">                     <text:span text:style-name="T2">&lt;</text:span><text:span text:style-name="T4">li</text:span><text:span text:style-name="T2">&gt;&lt;</text:span><text:span text:style-name="T4">strong</text:span><text:span text:style-name="T2">&gt;</text:span><text:span text:style-name="T7">Middle School</text:span><text:span text:style-name="T2">&lt;/</text:span><text:span text:style-name="T4">strong</text:span><text:span text:style-name="T2">&gt;&lt;/</text:span><text:span text:style-name="T4">li</text:span><text:span text:style-name="T2">&gt;</text:span></text:p>
      <text:p text:style-name="P2">                     <text:span text:style-name="T2">&lt;</text:span><text:span text:style-name="T4">li</text:span><text:span text:style-name="T2">&gt;</text:span><text:span text:style-name="T7">10 Weeks of FFGM</text:span><text:span text:style-name="T2">&lt;/</text:span><text:span text:style-name="T4">li</text:span><text:span text:style-name="T2">&gt;</text:span></text:p>
      <text:p text:style-name="P2">                     <text:span text:style-name="T2">&lt;</text:span><text:span text:style-name="T4">li</text:span><text:span text:style-name="T2">&gt;</text:span><text:span text:style-name="T7">Flag oath</text:span><text:span text:style-name="T2">&lt;/</text:span><text:span text:style-name="T4">li</text:span><text:span text:style-name="T2">&gt;</text:span></text:p>
      <text:p text:style-name="P2">                     <text:span text:style-name="T2">&lt;</text:span><text:span text:style-name="T4">li</text:span><text:span text:style-name="T2">&gt;</text:span><text:span text:style-name="T7">8 Weeks of FFE</text:span><text:span text:style-name="T2">&lt;/</text:span><text:span text:style-name="T4">li</text:span><text:span text:style-name="T2">&gt;</text:span></text:p>
      <text:p text:style-name="P2">                     <text:span text:style-name="T2">&lt;</text:span><text:span text:style-name="T4">li</text:span><text:span text:style-name="T2">&gt;</text:span><text:span text:style-name="T7">Enlisted</text:span><text:span text:style-name="T2">&lt;/</text:span><text:span text:style-name="T4">li</text:span><text:span text:style-name="T2">&gt;</text:span></text:p>
      <text:p text:style-name="P2">                 <text:span text:style-name="T2">&lt;/</text:span><text:span text:style-name="T4">ol</text:span><text:span text:style-name="T2">&gt;&lt;/</text:span><text:span text:style-name="T4">p</text:span><text:span text:style-name="T2">&gt;&lt;/</text:span><text:span text:style-name="T4">p</text:span><text:span text:style-name="T2">&gt;</text:span></text:p>
      <text:p text:style-name="P2">             <text:span text:style-name="T2">&lt;/</text:span><text:span text:style-name="T4">p</text:span><text:span text:style-name="T2">&gt;</text:span></text:p>
      <text:p text:style-name="P2">                 <text:span text:style-name="T2">&lt;/</text:span><text:span text:style-name="T4">div</text:span><text:span text:style-name="T2">&gt;</text:span></text:p>
      <text:p text:style-name="P2">           <text:span text:style-name="T2">&lt;/</text:span><text:span text:style-name="T4">li</text:span><text:span text:style-name="T2">&gt;</text:span></text:p>
      <text:p text:style-name="P2">       <text:span text:style-name="T2">&lt;/</text:span><text:span text:style-name="T4">ul</text:span><text:span text:style-name="T2">&gt;</text:span></text:p>
      <text:p text:style-name="P2">   <text:span text:style-name="T2">&lt;/</text:span><text:span text:style-name="T4">p</text:span><text:span text:style-name="T2">&gt;</text:span><text:span text:style-name="T7">  </text:span></text:p>
      <text:p text:style-name="P2">    <text:span text:style-name="T2">&lt;</text:span><text:span text:style-name="T4">h2</text:span><text:span text:style-name="T2">&gt;</text:span><text:span text:style-name="T7">Spanish Forces</text:span><text:span text:style-name="T2">&lt;/</text:span><text:span text:style-name="T4">h2</text:span><text:span text:style-name="T2">&gt;</text:span></text:p>
      <text:p text:style-name="P2">        <text:span text:style-name="T2">&lt;</text:span><text:span text:style-name="T4">table</text:span><text:span text:style-name="T7"> </text:span><text:span text:style-name="T6">id</text:span><text:span text:style-name="T7">=</text:span><text:span text:style-name="T8">"forces"</text:span><text:span text:style-name="T2">&gt;</text:span></text:p>
      <text:p text:style-name="P2">        <text:span text:style-name="T2">&lt;</text:span><text:span text:style-name="T4">tr</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Spain(Ada)/Spain Army.html"</text:span><text:span text:style-name="T2">&gt;&lt;</text:span><text:span text:style-name="T4">img</text:span><text:span text:style-name="T7"> </text:span><text:span text:style-name="T6">src</text:span><text:span text:style-name="T7">=</text:span><text:span text:style-name="T8">"../Photos/SpanishArmyLogo.pn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Spain(Ada)/Spain AirForce.html"</text:span><text:span text:style-name="T2">&gt;&lt;</text:span><text:span text:style-name="T4">img</text:span><text:span text:style-name="T7"> </text:span><text:span text:style-name="T6">src</text:span><text:span text:style-name="T7">=</text:span><text:span text:style-name="T8">"../Photos/SpanisAirForceLogo.pn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text:soft-page-break/>            <text:span text:style-name="T2">&lt;</text:span><text:span text:style-name="T4">td</text:span><text:span text:style-name="T2">&gt;&lt;</text:span><text:span text:style-name="T4">a</text:span><text:span text:style-name="T7"> </text:span><text:span text:style-name="T6">href</text:span><text:span text:style-name="T7">=</text:span><text:span text:style-name="T8">"../Spain(Ada)/Spain AirForce.html"</text:span><text:span text:style-name="T2">&gt;&lt;</text:span><text:span text:style-name="T4">img</text:span><text:span text:style-name="T7"> </text:span><text:span text:style-name="T6">src</text:span><text:span text:style-name="T7">=</text:span><text:span text:style-name="T8">"../Photos/SpanishNavy.pn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            <text:span text:style-name="T2">&lt;</text:span><text:span text:style-name="T4">td</text:span><text:span text:style-name="T2">&gt;&lt;</text:span><text:span text:style-name="T4">a</text:span><text:span text:style-name="T7"> </text:span><text:span text:style-name="T6">href</text:span><text:span text:style-name="T7">=</text:span><text:span text:style-name="T8">"../Spain(Ada)/Spain Special Forces.html"</text:span><text:span text:style-name="T2">&gt;&lt;</text:span><text:span text:style-name="T4">img</text:span><text:span text:style-name="T7"> </text:span><text:span text:style-name="T6">src</text:span><text:span text:style-name="T7">=</text:span><text:span text:style-name="T8">"../Photos/spanishSpecialForces.png"</text:span><text:span text:style-name="T7"> </text:span><text:span text:style-name="T6">class</text:span><text:span text:style-name="T7">=</text:span><text:span text:style-name="T8">"logo"</text:span><text:span text:style-name="T7"> </text:span><text:span text:style-name="T2">&gt;&lt;/</text:span><text:span text:style-name="T4">a</text:span><text:span text:style-name="T2">&gt;&lt;/</text:span><text:span text:style-name="T4">td</text:span><text:span text:style-name="T2">&gt;</text:span></text:p>
      <text:p text:style-name="P2">        <text:span text:style-name="T2">&lt;/</text:span><text:span text:style-name="T4">tr</text:span><text:span text:style-name="T2">&gt;</text:span></text:p>
      <text:p text:style-name="P2">        <text:span text:style-name="T2">&lt;</text:span><text:span text:style-name="T4">tr</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Spain(Ada)/Spain Army.html"</text:span><text:span text:style-name="T7"> </text:span><text:span text:style-name="T6">class</text:span><text:span text:style-name="T7">=</text:span><text:span text:style-name="T8">"noLine"</text:span><text:span text:style-name="T2">&gt;</text:span><text:span text:style-name="T7">Army</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Spain(Ada)/Spain AirForce.html"</text:span><text:span text:style-name="T7"> </text:span><text:span text:style-name="T6">class</text:span><text:span text:style-name="T7">=</text:span><text:span text:style-name="T8">"noLine"</text:span><text:span text:style-name="T2">&gt;</text:span><text:span text:style-name="T7">Air Forces</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Spain(Ada)/Spain AirForce.html"</text:span><text:span text:style-name="T7"> </text:span><text:span text:style-name="T6">class</text:span><text:span text:style-name="T7">=</text:span><text:span text:style-name="T8">"noLine"</text:span><text:span text:style-name="T2">&gt;</text:span><text:span text:style-name="T7">Navy</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d</text:span><text:span text:style-name="T2">&gt;&lt;</text:span><text:span text:style-name="T4">button</text:span><text:span text:style-name="T2">&gt;&lt;</text:span><text:span text:style-name="T4">a</text:span><text:span text:style-name="T7"> </text:span><text:span text:style-name="T6">href</text:span><text:span text:style-name="T7">=</text:span><text:span text:style-name="T8">"../Spain(Ada)/Spain Special Forces.html"</text:span><text:span text:style-name="T7"> </text:span><text:span text:style-name="T6">class</text:span><text:span text:style-name="T7">=</text:span><text:span text:style-name="T8">"noLine"</text:span><text:span text:style-name="T2">&gt;</text:span><text:span text:style-name="T7">Special Forces</text:span><text:span text:style-name="T2">&lt;/</text:span><text:span text:style-name="T4">a</text:span><text:span text:style-name="T2">&gt;&lt;/</text:span><text:span text:style-name="T4">button</text:span><text:span text:style-name="T2">&gt;&lt;/</text:span><text:span text:style-name="T4">td</text:span><text:span text:style-name="T2">&gt;</text:span></text:p>
      <text:p text:style-name="P2">        <text:span text:style-name="T2">&lt;/</text:span><text:span text:style-name="T4">tr</text:span><text:span text:style-name="T2">&gt;</text:span></text:p>
      <text:p text:style-name="P2">    <text:span text:style-name="T2">&lt;/</text:span><text:span text:style-name="T4">table</text:span><text:span text:style-name="T2">&gt;</text:span></text:p>
      <text:p text:style-name="P2">       <text:span text:style-name="T2">&lt;/</text:span><text:span text:style-name="T4">section</text:span><text:span text:style-name="T2">&gt;</text:span></text:p>
      <text:p text:style-name="P6"/>
      <text:p text:style-name="P2">       <text:span text:style-name="T2">&lt;</text:span><text:span text:style-name="T4">footer</text:span><text:span text:style-name="T2">&gt;</text:span></text:p>
      <text:p text:style-name="P2">        <text:span text:style-name="T2">&lt;</text:span><text:span text:style-name="T4">p</text:span><text:span text:style-name="T7"> </text:span><text:span text:style-name="T6">class</text:span><text:span text:style-name="T7">=</text:span><text:span text:style-name="T8">"center"</text:span><text:span text:style-name="T2">&gt;</text:span></text:p>
      <text:p text:style-name="P2">            <text:span text:style-name="T7">You can contact Ada by: </text:span><text:span text:style-name="T2">&lt;</text:span><text:span text:style-name="T4">br</text:span><text:span text:style-name="T2">&gt;</text:span></text:p>
      <text:p text:style-name="P2">       <text:span text:style-name="T2">&lt;</text:span><text:span text:style-name="T4">p</text:span><text:span text:style-name="T7"> </text:span><text:span text:style-name="T6">class</text:span><text:span text:style-name="T7">=</text:span><text:span text:style-name="T8">"center"</text:span><text:span text:style-name="T2">&gt;</text:span></text:p>
      <text:p text:style-name="P2">          <text:span text:style-name="T2">&lt;</text:span><text:span text:style-name="T4">a</text:span><text:span text:style-name="T7"> </text:span><text:span text:style-name="T6">href</text:span><text:span text:style-name="T7">=</text:span><text:span text:style-name="T8">mailto:aurbina@york.citycollege.eu</text:span><text:span text:style-name="T2">&gt;&lt;</text:span><text:span text:style-name="T4">img</text:span><text:span text:style-name="T7"> </text:span><text:span text:style-name="T6">class</text:span><text:span text:style-name="T7">=</text:span><text:span text:style-name="T8">"footImg"</text:span><text:span text:style-name="T7"> </text:span><text:span text:style-name="T6">src</text:span><text:span text:style-name="T7">=</text:span><text:span text:style-name="T8">"../Photos/mail.jpg"</text:span><text:span text:style-name="T2">&gt;&lt;/</text:span><text:span text:style-name="T4">a</text:span><text:span text:style-name="T2">&gt;</text:span></text:p>
      <text:p text:style-name="P2">          <text:span text:style-name="T2">&lt;</text:span><text:span text:style-name="T4">a</text:span><text:span text:style-name="T7"> </text:span><text:span text:style-name="T6">href</text:span><text:span text:style-name="T7">=</text:span><text:span text:style-name="T8">"https://www.instagram.com/_adaa425/"</text:span><text:span text:style-name="T2">&gt;</text:span><text:span text:style-name="T7"> </text:span><text:span text:style-name="T2">&lt;</text:span><text:span text:style-name="T4">img</text:span><text:span text:style-name="T7"> </text:span><text:span text:style-name="T6">class</text:span><text:span text:style-name="T7">=</text:span><text:span text:style-name="T8">"footImg"</text:span><text:span text:style-name="T7"> </text:span><text:span text:style-name="T6">src</text:span><text:span text:style-name="T7">=</text:span><text:span text:style-name="T8">"../Photos/Insta.jpg"</text:span><text:span text:style-name="T2">&gt;&lt;/</text:span><text:span text:style-name="T4">a</text:span><text:span text:style-name="T2">&gt;</text:span><text:span text:style-name="T7">   </text:span></text:p>
      <text:p text:style-name="P2">          <text:span text:style-name="T2">&lt;</text:span><text:span text:style-name="T4">a</text:span><text:span text:style-name="T7"> </text:span><text:span text:style-name="T6">href</text:span><text:span text:style-name="T7">=</text:span><text:span text:style-name="T8">"https://www.facebook.com/profile.php?id=61552837576231"</text:span><text:span text:style-name="T2">&gt;</text:span><text:span text:style-name="T7"> </text:span><text:span text:style-name="T2">&lt;</text:span><text:span text:style-name="T4">img</text:span><text:span text:style-name="T7"> </text:span><text:span text:style-name="T6">class</text:span><text:span text:style-name="T7">=</text:span><text:span text:style-name="T8">"footImg"</text:span><text:span text:style-name="T7"> </text:span><text:span text:style-name="T6">src</text:span><text:span text:style-name="T7">=</text:span><text:span text:style-name="T8">"../Photos/facebook.jpg"</text:span><text:span text:style-name="T2">&gt;&lt;/</text:span><text:span text:style-name="T4">a</text:span><text:span text:style-name="T2">&gt;</text:span><text:span text:style-name="T7"> </text:span></text:p>
      <text:p text:style-name="P2">       <text:span text:style-name="T2">&lt;/</text:span><text:span text:style-name="T4">p</text:span><text:span text:style-name="T2">&gt;</text:span></text:p>
      <text:p text:style-name="P2">       <text:span text:style-name="T2">&lt;</text:span><text:span text:style-name="T4">p</text:span><text:span text:style-name="T7"> </text:span><text:span text:style-name="T6">class</text:span><text:span text:style-name="T7">=</text:span><text:span text:style-name="T8">"center"</text:span><text:span text:style-name="T2">&gt;</text:span></text:p>
      <text:p text:style-name="P2">        <text:span text:style-name="T7">If you want to know more about Ada Urbina please click </text:span><text:span text:style-name="T2">&lt;</text:span><text:span text:style-name="T4">a</text:span><text:span text:style-name="T7"> </text:span><text:span text:style-name="T6">href</text:span><text:span text:style-name="T7">=</text:span><text:span text:style-name="T8">"../Students/ada.html"</text:span><text:span text:style-name="T2">&gt;</text:span><text:span text:style-name="T7">here</text:span><text:span text:style-name="T2">&lt;/</text:span><text:span text:style-name="T4">a</text:span><text:span text:style-name="T2">&gt;</text:span><text:span text:style-name="T7">.</text:span></text:p>
      <text:p text:style-name="P2">       <text:span text:style-name="T2">&lt;/</text:span><text:span text:style-name="T4">p</text:span><text:span text:style-name="T2">&gt;&lt;/</text:span><text:span text:style-name="T4">p</text:span><text:span text:style-name="T2">&gt;</text:span></text:p>
      <text:p text:style-name="P6"/>
      <text:p text:style-name="P2">        <text:span text:style-name="T2">&lt;</text:span><text:span text:style-name="T4">a</text:span><text:span text:style-name="T7"> </text:span><text:span text:style-name="T6">href</text:span><text:span text:style-name="T7">=</text:span><text:span text:style-name="T8">"#beg"</text:span><text:span text:style-name="T2">&gt;&lt;</text:span><text:span text:style-name="T4">img</text:span><text:span text:style-name="T7"> </text:span><text:span text:style-name="T6">src</text:span><text:span text:style-name="T7">=</text:span><text:span text:style-name="T8">"../Photos/up.png"</text:span><text:span text:style-name="T7"> </text:span><text:span text:style-name="T6">id</text:span><text:span text:style-name="T7">=</text:span><text:span text:style-name="T8">"upImg"</text:span><text:span text:style-name="T2">&gt;&lt;/</text:span><text:span text:style-name="T4">a</text:span><text:span text:style-name="T2">&gt;</text:span></text:p>
      <text:p text:style-name="P2">       <text:span text:style-name="T2">&lt;/</text:span><text:span text:style-name="T4">footer</text:span><text:span text:style-name="T2">&gt;</text:span></text:p>
      <text:p text:style-name="P6"/>
      <text:p text:style-name="P2">        <text:span text:style-name="T2">&lt;</text:span><text:span text:style-name="T4">script</text:span><text:span text:style-name="T2">&gt;</text:span></text:p>
      <text:p text:style-name="P2"><text:span text:style-name="T11">        </text:span><text:span text:style-name="T4">var</text:span><text:span text:style-name="T12"> </text:span><text:span text:style-name="T6">imgRank</text:span><text:span text:style-name="T12"> = </text:span><text:span text:style-name="T6">document</text:span><text:span text:style-name="T12">.</text:span><text:span text:style-name="T13">getElementsByClassName</text:span><text:span text:style-name="T12">(</text:span><text:span text:style-name="T8">"rankimg"</text:span><text:span text:style-name="T12">);</text:span></text:p>
      <text:p text:style-name="P2"><text:span text:style-name="T11">    </text:span><text:span text:style-name="T4">var</text:span><text:span text:style-name="T12"> </text:span><text:span text:style-name="T6">wordRank</text:span><text:span text:style-name="T12"> = </text:span><text:span text:style-name="T6">document</text:span><text:span text:style-name="T12">.</text:span><text:span text:style-name="T13">getElementsByClassName</text:span><text:span text:style-name="T12">(</text:span><text:span text:style-name="T8">"ranksWord"</text:span><text:span text:style-name="T12">);</text:span></text:p>
      <text:p text:style-name="P2"><text:span text:style-name="T11">    </text:span><text:span text:style-name="T14">Array</text:span><text:span text:style-name="T12">.</text:span><text:span text:style-name="T13">from</text:span><text:span text:style-name="T12">(</text:span><text:span text:style-name="T6">wordRank</text:span><text:span text:style-name="T12">).</text:span><text:span text:style-name="T13">forEach</text:span><text:span text:style-name="T12">(</text:span><text:span text:style-name="T4">function</text:span><text:span text:style-name="T12"> (</text:span><text:span text:style-name="T6">words</text:span><text:span text:style-name="T12">, </text:span><text:span text:style-name="T6">index</text:span><text:span text:style-name="T12">) {</text:span></text:p>
      <text:p text:style-name="P2"><text:span text:style-name="T11">    </text:span><text:span text:style-name="T6">words</text:span><text:span text:style-name="T12">.</text:span><text:span text:style-name="T13">addEventListener</text:span><text:span text:style-name="T12">(</text:span><text:span text:style-name="T8">"mouseover"</text:span><text:span text:style-name="T12">, </text:span><text:span text:style-name="T4">function</text:span><text:span text:style-name="T12"> () {</text:span></text:p>
      <text:p text:style-name="P2"><text:span text:style-name="T11">         </text:span><text:span text:style-name="T14">Array</text:span><text:span text:style-name="T12">.</text:span><text:span text:style-name="T13">from</text:span><text:span text:style-name="T12">(</text:span><text:span text:style-name="T6">imgRank</text:span><text:span text:style-name="T12">).</text:span><text:span text:style-name="T13">forEach</text:span><text:span text:style-name="T12">(</text:span><text:span text:style-name="T4">function</text:span><text:span text:style-name="T12"> (</text:span><text:span text:style-name="T6">img</text:span><text:span text:style-name="T12">, </text:span><text:span text:style-name="T6">imgIndex</text:span><text:span text:style-name="T12">) {</text:span></text:p>
      <text:p text:style-name="P2"><text:span text:style-name="T11">            </text:span><text:span text:style-name="T15">if</text:span><text:span text:style-name="T12"> (</text:span><text:span text:style-name="T6">imgIndex</text:span><text:span text:style-name="T12"> !== </text:span><text:span text:style-name="T6">index</text:span><text:span text:style-name="T12">) {</text:span></text:p>
      <text:p text:style-name="P2"><text:span text:style-name="T11">                </text:span><text:span text:style-name="T6">img</text:span><text:span text:style-name="T12">.</text:span><text:span text:style-name="T6">style</text:span><text:span text:style-name="T12">.</text:span><text:span text:style-name="T6">opacity</text:span><text:span text:style-name="T12"> = </text:span><text:span text:style-name="T8">"0.4"</text:span><text:span text:style-name="T12">; </text:span></text:p>
      <text:p text:style-name="P3">            <text:span text:style-name="T7">}</text:span></text:p>
      <text:p text:style-name="P3">        <text:span text:style-name="T7">});</text:span></text:p>
      <text:p text:style-name="P3"><text:soft-page-break/>    <text:span text:style-name="T7">});</text:span></text:p>
      <text:p text:style-name="P2"><text:span text:style-name="T11">    </text:span><text:span text:style-name="T6">words</text:span><text:span text:style-name="T12">.</text:span><text:span text:style-name="T13">addEventListener</text:span><text:span text:style-name="T12">(</text:span><text:span text:style-name="T8">"mouseout"</text:span><text:span text:style-name="T12">, </text:span><text:span text:style-name="T4">function</text:span><text:span text:style-name="T12"> () {</text:span></text:p>
      <text:p text:style-name="P2"><text:span text:style-name="T11">        </text:span><text:span text:style-name="T14">Array</text:span><text:span text:style-name="T12">.</text:span><text:span text:style-name="T13">from</text:span><text:span text:style-name="T12">(</text:span><text:span text:style-name="T6">imgRank</text:span><text:span text:style-name="T12">).</text:span><text:span text:style-name="T13">forEach</text:span><text:span text:style-name="T12">(</text:span><text:span text:style-name="T4">function</text:span><text:span text:style-name="T12"> (</text:span><text:span text:style-name="T6">img</text:span><text:span text:style-name="T12">) {</text:span></text:p>
      <text:p text:style-name="P2"><text:span text:style-name="T11">            </text:span><text:span text:style-name="T6">img</text:span><text:span text:style-name="T12">.</text:span><text:span text:style-name="T6">style</text:span><text:span text:style-name="T12">.</text:span><text:span text:style-name="T6">opacity</text:span><text:span text:style-name="T12"> = </text:span><text:span text:style-name="T8">"1"</text:span><text:span text:style-name="T12">; </text:span></text:p>
      <text:p text:style-name="P3">        <text:span text:style-name="T7">});</text:span></text:p>
      <text:p text:style-name="P3">    <text:span text:style-name="T7">});</text:span></text:p>
      <text:p text:style-name="P1"><text:span text:style-name="T11">});</text:span><text:span text:style-name="T9">/*When the mouse is over the correspondant word the img the rest of the img are going to blush to 0.4 and the </text:span></text:p>
      <text:p text:style-name="P4">proper img is not going to do that</text:p>
      <text:p text:style-name="P5"> <text:span text:style-name="T7">for that we need to add the event listener of mouseon the correspondent img is going to remain 1 of opacity and the rest are going to have an opacity of </text:span></text:p>
      <text:p text:style-name="P5"> <text:span text:style-name="T7">0.4; for that we are using the array for the img and the wordranks; for conect the correspondent words with the img; */</text:span></text:p>
      <text:p text:style-name="P6"/>
      <text:p text:style-name="P2"><text:span text:style-name="T11">        </text:span><text:span text:style-name="T4">var</text:span><text:span text:style-name="T12"> </text:span><text:span text:style-name="T6">rankImg</text:span><text:span text:style-name="T12"> = </text:span><text:span text:style-name="T6">document</text:span><text:span text:style-name="T12">.</text:span><text:span text:style-name="T13">getElementsByClassName</text:span><text:span text:style-name="T12">(</text:span><text:span text:style-name="T8">"rankimg"</text:span><text:span text:style-name="T12">);</text:span></text:p>
      <text:p text:style-name="P2"><text:span text:style-name="T11">        </text:span><text:span text:style-name="T4">var</text:span><text:span text:style-name="T12"> </text:span><text:span text:style-name="T6">ranksWord</text:span><text:span text:style-name="T12"> = </text:span><text:span text:style-name="T6">document</text:span><text:span text:style-name="T12">.</text:span><text:span text:style-name="T13">getElementsByClassName</text:span><text:span text:style-name="T12">(</text:span><text:span text:style-name="T8">"ranksWord"</text:span><text:span text:style-name="T12">);</text:span></text:p>
      <text:p text:style-name="P2"><text:span text:style-name="T11">        </text:span><text:span text:style-name="T14">Array</text:span><text:span text:style-name="T12">.</text:span><text:span text:style-name="T13">from</text:span><text:span text:style-name="T12">(</text:span><text:span text:style-name="T6">rankImg</text:span><text:span text:style-name="T12">).</text:span><text:span text:style-name="T13">forEach</text:span><text:span text:style-name="T12">(</text:span><text:span text:style-name="T4">function</text:span><text:span text:style-name="T12">(</text:span><text:span text:style-name="T6">img</text:span><text:span text:style-name="T12">, </text:span><text:span text:style-name="T6">index</text:span><text:span text:style-name="T12">){</text:span></text:p>
      <text:p text:style-name="P2"><text:span text:style-name="T11">            </text:span><text:span text:style-name="T6">img</text:span><text:span text:style-name="T12">.</text:span><text:span text:style-name="T13">addEventListener</text:span><text:span text:style-name="T12">(</text:span><text:span text:style-name="T8">"mouseover"</text:span><text:span text:style-name="T12">, </text:span><text:span text:style-name="T4">function</text:span><text:span text:style-name="T12">(){</text:span></text:p>
      <text:p text:style-name="P2"><text:span text:style-name="T11">                </text:span><text:span text:style-name="T14">Array</text:span><text:span text:style-name="T12">.</text:span><text:span text:style-name="T13">from</text:span><text:span text:style-name="T12">(</text:span><text:span text:style-name="T6">ranksWord</text:span><text:span text:style-name="T12">).</text:span><text:span text:style-name="T13">forEach</text:span><text:span text:style-name="T12">(</text:span><text:span text:style-name="T4">function</text:span><text:span text:style-name="T12">(</text:span><text:span text:style-name="T6">word</text:span><text:span text:style-name="T12">){</text:span></text:p>
      <text:p text:style-name="P2"><text:span text:style-name="T11">                    </text:span><text:span text:style-name="T6">word</text:span><text:span text:style-name="T12">.</text:span><text:span text:style-name="T6">style</text:span><text:span text:style-name="T12">.</text:span><text:span text:style-name="T6">backgroundColor</text:span><text:span text:style-name="T12">=</text:span><text:span text:style-name="T8">""</text:span><text:span text:style-name="T12">;</text:span></text:p>
      <text:p text:style-name="P3">                <text:span text:style-name="T7">});</text:span></text:p>
      <text:p text:style-name="P2"><text:span text:style-name="T11">                </text:span><text:span text:style-name="T6">ranksWord</text:span><text:span text:style-name="T12">[</text:span><text:span text:style-name="T6">index</text:span><text:span text:style-name="T12">].</text:span><text:span text:style-name="T6">style</text:span><text:span text:style-name="T12">.</text:span><text:span text:style-name="T6">backgroundColor</text:span><text:span text:style-name="T12">=</text:span><text:span text:style-name="T8">"yellow"</text:span><text:span text:style-name="T12">;</text:span></text:p>
      <text:p text:style-name="P3">            <text:span text:style-name="T7">});</text:span></text:p>
      <text:p text:style-name="P6"/>
      <text:p text:style-name="P2"><text:span text:style-name="T11">            </text:span><text:span text:style-name="T6">img</text:span><text:span text:style-name="T12">.</text:span><text:span text:style-name="T13">addEventListener</text:span><text:span text:style-name="T12">(</text:span><text:span text:style-name="T8">"mouseout"</text:span><text:span text:style-name="T12">, </text:span><text:span text:style-name="T4">function</text:span><text:span text:style-name="T12">(){</text:span></text:p>
      <text:p text:style-name="P2"><text:span text:style-name="T11">                </text:span><text:span text:style-name="T14">Array</text:span><text:span text:style-name="T12">.</text:span><text:span text:style-name="T13">from</text:span><text:span text:style-name="T12">(</text:span><text:span text:style-name="T6">ranksWord</text:span><text:span text:style-name="T12">).</text:span><text:span text:style-name="T13">forEach</text:span><text:span text:style-name="T12">(</text:span><text:span text:style-name="T4">function</text:span><text:span text:style-name="T12">(</text:span><text:span text:style-name="T6">word</text:span><text:span text:style-name="T12">){</text:span></text:p>
      <text:p text:style-name="P2"><text:span text:style-name="T11">                    </text:span><text:span text:style-name="T6">word</text:span><text:span text:style-name="T12">.</text:span><text:span text:style-name="T6">style</text:span><text:span text:style-name="T12">.</text:span><text:span text:style-name="T6">backgroundColor</text:span><text:span text:style-name="T12">=</text:span><text:span text:style-name="T8">""</text:span><text:span text:style-name="T12">;</text:span></text:p>
      <text:p text:style-name="P3">                <text:span text:style-name="T7">});</text:span></text:p>
      <text:p text:style-name="P3">            <text:span text:style-name="T7">});</text:span></text:p>
      <text:p text:style-name="P2"><text:span text:style-name="T11">        </text:span><text:span text:style-name="T12">});</text:span><text:span text:style-name="T10">/*When the mouse pass over the img of a rank the correspondent rank is going to be highlighted*/</text:span></text:p>
      <text:p text:style-name="P7"/>
      <text:p text:style-name="P2"><text:span text:style-name="T11">        </text:span><text:span text:style-name="T4">var</text:span><text:span text:style-name="T12"> </text:span><text:span text:style-name="T6">passup</text:span><text:span text:style-name="T12"> = </text:span><text:span text:style-name="T6">document</text:span><text:span text:style-name="T12">.</text:span><text:span text:style-name="T13">getElementsByClassName</text:span><text:span text:style-name="T12">(</text:span><text:span text:style-name="T8">"pass"</text:span><text:span text:style-name="T12">);</text:span></text:p>
      <text:p text:style-name="P2"><text:span text:style-name="T11">        </text:span><text:span text:style-name="T4">var</text:span><text:span text:style-name="T12"> </text:span><text:span text:style-name="T6">photos</text:span><text:span text:style-name="T12"> = </text:span><text:span text:style-name="T6">document</text:span><text:span text:style-name="T12">.</text:span><text:span text:style-name="T13">getElementsByClassName</text:span><text:span text:style-name="T12">(</text:span><text:span text:style-name="T8">"showMoreInfo"</text:span><text:span text:style-name="T12">);</text:span></text:p>
      <text:p text:style-name="P6"/>
      <text:p text:style-name="P2"><text:span text:style-name="T11">        </text:span><text:span text:style-name="T14">Array</text:span><text:span text:style-name="T12">.</text:span><text:span text:style-name="T13">from</text:span><text:span text:style-name="T12">(</text:span><text:span text:style-name="T6">passup</text:span><text:span text:style-name="T12">).</text:span><text:span text:style-name="T13">forEach</text:span><text:span text:style-name="T12">(</text:span><text:span text:style-name="T4">function</text:span><text:span text:style-name="T12">(</text:span><text:span text:style-name="T6">pass</text:span><text:span text:style-name="T12">, </text:span><text:span text:style-name="T6">index</text:span><text:span text:style-name="T12">){</text:span></text:p>
      <text:p text:style-name="P2"><text:span text:style-name="T11">            </text:span><text:span text:style-name="T6">pass</text:span><text:span text:style-name="T12">.</text:span><text:span text:style-name="T13">addEventListener</text:span><text:span text:style-name="T12">(</text:span><text:span text:style-name="T8">"mouseover"</text:span><text:span text:style-name="T12"> , </text:span><text:span text:style-name="T4">function</text:span><text:span text:style-name="T12">(){</text:span></text:p>
      <text:p text:style-name="P2"><text:span text:style-name="T11">                </text:span><text:span text:style-name="T13">showWhen</text:span><text:span text:style-name="T12">(</text:span><text:span text:style-name="T6">index</text:span><text:span text:style-name="T12">);</text:span></text:p>
      <text:p text:style-name="P3">        <text:span text:style-name="T7">});</text:span></text:p>
      <text:p text:style-name="P2"><text:span text:style-name="T11">            </text:span><text:span text:style-name="T6">pass</text:span><text:span text:style-name="T12">.</text:span><text:span text:style-name="T13">addEventListener</text:span><text:span text:style-name="T12">(</text:span><text:span text:style-name="T8">"mouseout"</text:span><text:span text:style-name="T12">, </text:span><text:span text:style-name="T4">function</text:span><text:span text:style-name="T12">(){</text:span></text:p>
      <text:p text:style-name="P2"><text:span text:style-name="T11">                </text:span><text:span text:style-name="T13">hideFoto</text:span><text:span text:style-name="T12">();</text:span></text:p>
      <text:p text:style-name="P3">              <text:span text:style-name="T7">});</text:span></text:p>
      <text:p text:style-name="P3">            <text:span text:style-name="T7">});</text:span></text:p>
      <text:p text:style-name="P6"/>
      <text:p text:style-name="P2"><text:span text:style-name="T11">            </text:span><text:span text:style-name="T14">Array</text:span><text:span text:style-name="T12">.</text:span><text:span text:style-name="T13">from</text:span><text:span text:style-name="T12">(</text:span><text:span text:style-name="T6">photos</text:span><text:span text:style-name="T12">).</text:span><text:span text:style-name="T13">forEach</text:span><text:span text:style-name="T12">(</text:span><text:span text:style-name="T4">function</text:span><text:span text:style-name="T12"> (</text:span><text:span text:style-name="T6">photo</text:span><text:span text:style-name="T12">, </text:span><text:span text:style-name="T6">index</text:span><text:span text:style-name="T12">) {</text:span></text:p>
      <text:p text:style-name="P2"><text:span text:style-name="T11">                </text:span><text:span text:style-name="T6">photo</text:span><text:span text:style-name="T12">.</text:span><text:span text:style-name="T13">addEventListener</text:span><text:span text:style-name="T12">(</text:span><text:span text:style-name="T8">"mouseover"</text:span><text:span text:style-name="T12">, </text:span><text:span text:style-name="T4">function</text:span><text:span text:style-name="T12">(){</text:span></text:p>
      <text:p text:style-name="P2"><text:soft-page-break/><text:span text:style-name="T11">                </text:span><text:span text:style-name="T13">showWhen</text:span><text:span text:style-name="T12">(</text:span><text:span text:style-name="T6">index</text:span><text:span text:style-name="T12">);</text:span></text:p>
      <text:p text:style-name="P3">              <text:span text:style-name="T7">});</text:span></text:p>
      <text:p text:style-name="P2"><text:span text:style-name="T11">              </text:span><text:span text:style-name="T6">photo</text:span><text:span text:style-name="T12">.</text:span><text:span text:style-name="T13">addEventListener</text:span><text:span text:style-name="T12">(</text:span><text:span text:style-name="T8">"mouseout"</text:span><text:span text:style-name="T12">, </text:span><text:span text:style-name="T4">function</text:span><text:span text:style-name="T12">(){</text:span></text:p>
      <text:p text:style-name="P2"><text:span text:style-name="T11">                </text:span><text:span text:style-name="T13">hideFoto</text:span><text:span text:style-name="T12">();</text:span></text:p>
      <text:p text:style-name="P3">              <text:span text:style-name="T7">});</text:span></text:p>
      <text:p text:style-name="P3">            <text:span text:style-name="T7">});</text:span></text:p>
      <text:p text:style-name="P6"/>
      <text:p text:style-name="P2"><text:span text:style-name="T11">             </text:span><text:span text:style-name="T4">function</text:span><text:span text:style-name="T12"> </text:span><text:span text:style-name="T13">hideFoto</text:span><text:span text:style-name="T12">(){</text:span></text:p>
      <text:p text:style-name="P2"><text:span text:style-name="T11">                </text:span><text:span text:style-name="T14">Array</text:span><text:span text:style-name="T12">.</text:span><text:span text:style-name="T13">from</text:span><text:span text:style-name="T12">(</text:span><text:span text:style-name="T6">photos</text:span><text:span text:style-name="T12">).</text:span><text:span text:style-name="T13">forEach</text:span><text:span text:style-name="T12">(</text:span><text:span text:style-name="T4">function</text:span><text:span text:style-name="T12"> (</text:span><text:span text:style-name="T6">photo</text:span><text:span text:style-name="T12">){</text:span></text:p>
      <text:p text:style-name="P2"><text:span text:style-name="T11">                    </text:span><text:span text:style-name="T6">photo</text:span><text:span text:style-name="T12">.</text:span><text:span text:style-name="T6">style</text:span><text:span text:style-name="T12">.</text:span><text:span text:style-name="T6">display</text:span><text:span text:style-name="T12">=</text:span><text:span text:style-name="T8">"none"</text:span><text:span text:style-name="T12">;</text:span></text:p>
      <text:p text:style-name="P3">                <text:span text:style-name="T7">});</text:span></text:p>
      <text:p text:style-name="P3">             <text:span text:style-name="T7">}</text:span></text:p>
      <text:p text:style-name="P6"/>
      <text:p text:style-name="P2"><text:span text:style-name="T11">             </text:span><text:span text:style-name="T4">function</text:span><text:span text:style-name="T12"> </text:span><text:span text:style-name="T13">showWhen</text:span><text:span text:style-name="T12">(</text:span><text:span text:style-name="T6">index</text:span><text:span text:style-name="T12">){</text:span></text:p>
      <text:p text:style-name="P2"><text:span text:style-name="T11">                </text:span><text:span text:style-name="T13">hideFoto</text:span><text:span text:style-name="T12">();</text:span></text:p>
      <text:p text:style-name="P2"><text:span text:style-name="T11">                </text:span><text:span text:style-name="T6">photos</text:span><text:span text:style-name="T12">[</text:span><text:span text:style-name="T6">index</text:span><text:span text:style-name="T12">].</text:span><text:span text:style-name="T6">style</text:span><text:span text:style-name="T12">.</text:span><text:span text:style-name="T6">display</text:span><text:span text:style-name="T12">=</text:span><text:span text:style-name="T8">"block"</text:span><text:span text:style-name="T12">;</text:span></text:p>
      <text:p text:style-name="P3">             <text:span text:style-name="T7">}</text:span></text:p>
      <text:p text:style-name="P2"><text:span text:style-name="T11">      </text:span><text:span text:style-name="T10">/*Esto nos ayuda a que cuando pasemos el raton por encima de una palabra de la tabla de materiales aparexca una foto de</text:span></text:p>
      <text:p text:style-name="P5">            <text:span text:style-name="T7">eso que estas pasando el raton por encima, para ello creamos dos variables una llamada passup que significa que es la variable de la palabra</text:span></text:p>
      <text:p text:style-name="P5">            <text:span text:style-name="T7">la otra variable se llama photos pq lo que estamos mostrando son fotografias (las llamamos mediante clases pq son varios y no podemos utilizr ID);</text:span></text:p>
      <text:p text:style-name="P5">            <text:span text:style-name="T7">Despues declaramos que photos es un Array y que para cada funcion pass en la posicion index se va a aplicar lo siguiente</text:span></text:p>
      <text:p text:style-name="P5">            <text:span text:style-name="T7">pass va a crear un evento que es pasar el raton por encima, y cuando creamos un evento tenemos que definir que es lo que va a pasar cuando este evento suceda</text:span></text:p>
      <text:p text:style-name="P5">            <text:span text:style-name="T7">en este caso lo que sucede es que se crea un array the photos, en la que el estilo y el displat es none; despues cerramos esta funcion;</text:span></text:p>
      <text:p text:style-name="P5">            <text:span text:style-name="T7">y le ponemos que photos en la posicion index sea vista; de esta forma nos aseguramos que el usuario pueda hacer uso de este fenomeno y que siempre le va a mostrar la foto que quiere*/</text:span></text:p>
      <text:p text:style-name="P6"/>
      <text:p text:style-name="P3">        </text:p>
      <text:p text:style-name="P6"/>
      <text:p text:style-name="P2"><text:span text:style-name="T11">    </text:span><text:span text:style-name="T4">var</text:span><text:span text:style-name="T12"> </text:span><text:span text:style-name="T6">bots</text:span><text:span text:style-name="T12"> = </text:span><text:span text:style-name="T6">document</text:span><text:span text:style-name="T12">.</text:span><text:span text:style-name="T13">getElementsByClassName</text:span><text:span text:style-name="T12">(</text:span><text:span text:style-name="T8">"botonInfo2"</text:span><text:span text:style-name="T12">);</text:span></text:p>
      <text:p text:style-name="P2"><text:span text:style-name="T11">    </text:span><text:span text:style-name="T4">var</text:span><text:span text:style-name="T12"> </text:span><text:span text:style-name="T6">infos</text:span><text:span text:style-name="T12"> = </text:span><text:span text:style-name="T6">document</text:span><text:span text:style-name="T12">.</text:span><text:span text:style-name="T13">getElementsByClassName</text:span><text:span text:style-name="T12">(</text:span><text:span text:style-name="T8">"showMoreInfo2"</text:span><text:span text:style-name="T12">);</text:span></text:p>
      <text:p text:style-name="P2"><text:span text:style-name="T11">    </text:span><text:span text:style-name="T14">Array</text:span><text:span text:style-name="T12">.</text:span><text:span text:style-name="T13">from</text:span><text:span text:style-name="T12">(</text:span><text:span text:style-name="T6">bots</text:span><text:span text:style-name="T12">).</text:span><text:span text:style-name="T13">forEach</text:span><text:span text:style-name="T12">(</text:span><text:span text:style-name="T4">function</text:span><text:span text:style-name="T12">(</text:span><text:span text:style-name="T6">bot</text:span><text:span text:style-name="T12">, </text:span><text:span text:style-name="T6">index</text:span><text:span text:style-name="T12">) {</text:span></text:p>
      <text:p text:style-name="P2"><text:span text:style-name="T11">      </text:span><text:span text:style-name="T6">bot</text:span><text:span text:style-name="T12">.</text:span><text:span text:style-name="T13">addEventListener</text:span><text:span text:style-name="T12">(</text:span><text:span text:style-name="T8">"click"</text:span><text:span text:style-name="T12">, </text:span><text:span text:style-name="T4">function</text:span><text:span text:style-name="T12">(){</text:span></text:p>
      <text:p text:style-name="P2"><text:span text:style-name="T11">        </text:span><text:span text:style-name="T4">var</text:span><text:span text:style-name="T12"> </text:span><text:span text:style-name="T6">info</text:span><text:span text:style-name="T12"> = </text:span><text:span text:style-name="T6">infos</text:span><text:span text:style-name="T12">[</text:span><text:span text:style-name="T6">index</text:span><text:span text:style-name="T12">];</text:span></text:p>
      <text:p text:style-name="P2"><text:span text:style-name="T11">        </text:span><text:span text:style-name="T15">if</text:span><text:span text:style-name="T12"> (</text:span><text:span text:style-name="T6">info</text:span><text:span text:style-name="T12">.</text:span><text:span text:style-name="T6">style</text:span><text:span text:style-name="T12">.</text:span><text:span text:style-name="T6">display</text:span><text:span text:style-name="T12"> === </text:span><text:span text:style-name="T8">"none"</text:span><text:span text:style-name="T12"> || </text:span><text:span text:style-name="T6">info</text:span><text:span text:style-name="T12">.</text:span><text:span text:style-name="T6">style</text:span><text:span text:style-name="T12">.</text:span><text:span text:style-name="T6">display</text:span><text:span text:style-name="T12"> === </text:span><text:span text:style-name="T8">""</text:span><text:span text:style-name="T12">){</text:span></text:p>
      <text:p text:style-name="P2"><text:span text:style-name="T11">            </text:span><text:span text:style-name="T6">info</text:span><text:span text:style-name="T12">.</text:span><text:span text:style-name="T6">style</text:span><text:span text:style-name="T12">.</text:span><text:span text:style-name="T6">display</text:span><text:span text:style-name="T12"> = </text:span><text:span text:style-name="T8">"block"</text:span><text:span text:style-name="T12">;</text:span></text:p>
      <text:p text:style-name="P3">            </text:p>
      <text:p text:style-name="P2"><text:span text:style-name="T11">        </text:span><text:span text:style-name="T12">} </text:span><text:span text:style-name="T15">else</text:span><text:span text:style-name="T12"> {</text:span></text:p>
      <text:p text:style-name="P2"><text:span text:style-name="T11">            </text:span><text:span text:style-name="T6">info</text:span><text:span text:style-name="T12">.</text:span><text:span text:style-name="T6">style</text:span><text:span text:style-name="T12">.</text:span><text:span text:style-name="T6">display</text:span><text:span text:style-name="T12"> = </text:span><text:span text:style-name="T8">"none"</text:span><text:span text:style-name="T12">;</text:span></text:p>
      <text:p text:style-name="P3">        <text:span text:style-name="T7">}</text:span></text:p>
      <text:p text:style-name="P3">      <text:span text:style-name="T7">});</text:span></text:p>
      <text:p text:style-name="P2"><text:soft-page-break/><text:span text:style-name="T11">    </text:span><text:span text:style-name="T12">}); </text:span><text:span text:style-name="T10">/*Esto lo que esta haciendo es que cuando haces click en cualquiera de las tres palabras que tienen forma de boton, se mostrara </text:span></text:p>
      <text:p text:style-name="P5">    <text:span text:style-name="T7">mas información relacionada con lo que se ha pinchado para mostrar mas información.</text:span></text:p>
      <text:p text:style-name="P5">    <text:span text:style-name="T7">El como se ha hecho es muy secillo, como son varias cosas en vez de una variable normal necesitamos un Array, entonces coogemos las dos partes que  nos</text:span></text:p>
      <text:p text:style-name="P5">    <text:span text:style-name="T7">interesan que son botonInfo2 y showMoreInfo2, y las metemos en las variables que mas a delante transdformaremos en Arrays, llamadas </text:span></text:p>
      <text:p text:style-name="P5">    <text:span text:style-name="T7">bots y infos, esta en plurar para luego poder utilizar el nombre en singular en los arrays,</text:span></text:p>
      <text:p text:style-name="P5">    <text:span text:style-name="T7">Ahora que tenemos nuestras variables asignadas tenemos que añadir un evento qeu va a ser hacer click en la palabra que queremos que muestre mas informacion; ´</text:span></text:p>
      <text:p text:style-name="P5">    <text:span text:style-name="T7">y ponemos la funcion; y le decimos que si no esta mostrando o vacio entonces lo muestre si se clickea si no se mantendra no visible */</text:span></text:p>
      <text:p text:style-name="P7"/>
      <text:p text:style-name="P2"><text:span text:style-name="T11">    </text:span><text:span text:style-name="T4">var</text:span><text:span text:style-name="T12"> </text:span><text:span text:style-name="T6">logos</text:span><text:span text:style-name="T12"> = </text:span><text:span text:style-name="T6">document</text:span><text:span text:style-name="T12">.</text:span><text:span text:style-name="T13">getElementsByClassName</text:span><text:span text:style-name="T12">(</text:span><text:span text:style-name="T8">"logo"</text:span><text:span text:style-name="T12">);</text:span></text:p>
      <text:p text:style-name="P2"><text:span text:style-name="T11">     </text:span><text:span text:style-name="T14">Array</text:span><text:span text:style-name="T12">.</text:span><text:span text:style-name="T13">from</text:span><text:span text:style-name="T12">(</text:span><text:span text:style-name="T6">logos</text:span><text:span text:style-name="T12">).</text:span><text:span text:style-name="T13">forEach</text:span><text:span text:style-name="T12">(</text:span><text:span text:style-name="T4">function</text:span><text:span text:style-name="T12"> (</text:span><text:span text:style-name="T6">logo</text:span><text:span text:style-name="T12">) {</text:span></text:p>
      <text:p text:style-name="P2"><text:span text:style-name="T11">       </text:span><text:span text:style-name="T6">logo</text:span><text:span text:style-name="T12">.</text:span><text:span text:style-name="T13">addEventListener</text:span><text:span text:style-name="T12">(</text:span><text:span text:style-name="T8">"mouseover"</text:span><text:span text:style-name="T12">, </text:span><text:span text:style-name="T4">function</text:span><text:span text:style-name="T12"> () {</text:span></text:p>
      <text:p text:style-name="P2"><text:span text:style-name="T11">         </text:span><text:span text:style-name="T6">logo</text:span><text:span text:style-name="T12">.</text:span><text:span text:style-name="T6">style</text:span><text:span text:style-name="T12">.</text:span><text:span text:style-name="T6">opacity</text:span><text:span text:style-name="T12"> = </text:span><text:span text:style-name="T8">"0.4"</text:span><text:span text:style-name="T12">;</text:span></text:p>
      <text:p text:style-name="P3">    <text:span text:style-name="T7">});</text:span></text:p>
      <text:p text:style-name="P6"/>
      <text:p text:style-name="P2"><text:span text:style-name="T11">       </text:span><text:span text:style-name="T6">logo</text:span><text:span text:style-name="T12">.</text:span><text:span text:style-name="T13">addEventListener</text:span><text:span text:style-name="T12">(</text:span><text:span text:style-name="T8">"mouseout"</text:span><text:span text:style-name="T12">, </text:span><text:span text:style-name="T4">function</text:span><text:span text:style-name="T12"> () {</text:span></text:p>
      <text:p text:style-name="P2"><text:span text:style-name="T11">         </text:span><text:span text:style-name="T6">logo</text:span><text:span text:style-name="T12">.</text:span><text:span text:style-name="T6">style</text:span><text:span text:style-name="T12">.</text:span><text:span text:style-name="T6">opacity</text:span><text:span text:style-name="T12"> = </text:span><text:span text:style-name="T8">"1"</text:span><text:span text:style-name="T12">;</text:span></text:p>
      <text:p text:style-name="P3">    <text:span text:style-name="T7">});</text:span></text:p>
      <text:p text:style-name="P1"><text:span text:style-name="T11">}); </text:span><text:span text:style-name="T9">/*The aim of this is that when the mouse is over the one of the logos of the different specialities of the army that photo turns to an opacity of 0.4;</text:span></text:p>
      <text:p text:style-name="P5">     <text:span text:style-name="T7">For that egain i am using the event of mouse over; and mouse out; then we change the property, taking in consideration that is an array</text:span></text:p>
      <text:p text:style-name="P5">     <text:span text:style-name="T7">so we need to specify that is an array; and then change the style in the function; we change the opacity changing the style and putting the new value that we want</text:span></text:p>
      <text:p text:style-name="P5">     <text:span text:style-name="T7">for that img; </text:span></text:p>
      <text:p text:style-name="P5">     <text:span text:style-name="T7">the mouseout event is asociated to the fucntion that makes that photo again with completly opacity.*/</text:span></text:p>
      <text:p text:style-name="P6"/>
      <text:p text:style-name="P2"><text:span text:style-name="T11">       </text:span><text:span text:style-name="T13">setInterval</text:span><text:span text:style-name="T12">(</text:span><text:span text:style-name="T13">myTimer</text:span><text:span text:style-name="T12">, </text:span><text:span text:style-name="T16">1000</text:span><text:span text:style-name="T12">);</text:span></text:p>
      <text:p text:style-name="P2"><text:span text:style-name="T11">                </text:span><text:span text:style-name="T4">function</text:span><text:span text:style-name="T12"> </text:span><text:span text:style-name="T13">myTimer</text:span><text:span text:style-name="T12">() {</text:span></text:p>
      <text:p text:style-name="P2"><text:span text:style-name="T11">                </text:span><text:span text:style-name="T4">const</text:span><text:span text:style-name="T12"> </text:span><text:span text:style-name="T17">d</text:span><text:span text:style-name="T12"> = </text:span><text:span text:style-name="T4">new</text:span><text:span text:style-name="T12"> </text:span><text:span text:style-name="T14">Date</text:span><text:span text:style-name="T12">();</text:span></text:p>
      <text:p text:style-name="P2"><text:span text:style-name="T11">                </text:span><text:span text:style-name="T6">document</text:span><text:span text:style-name="T12">.</text:span><text:span text:style-name="T13">getElementById</text:span><text:span text:style-name="T12">(</text:span><text:span text:style-name="T8">"timer"</text:span><text:span text:style-name="T12">).</text:span><text:span text:style-name="T6">innerHTML</text:span><text:span text:style-name="T12"> = </text:span><text:span text:style-name="T17">d</text:span><text:span text:style-name="T12">.</text:span><text:span text:style-name="T13">toLocaleTimeString</text:span><text:span text:style-name="T12">();</text:span></text:p>
      <text:p text:style-name="P3">                <text:span text:style-name="T7">}</text:span></text:p>
      <text:p text:style-name="P6"/>
      <text:p text:style-name="P3">        </text:p>
      <text:p text:style-name="P2"><text:span text:style-name="T11">       </text:span><text:span text:style-name="T2">&lt;/</text:span><text:span text:style-name="T4">script</text:span><text:span text:style-name="T2">&gt;</text:span></text:p>
      <text:p text:style-name="P2">    <text:span text:style-name="T2">&lt;/</text:span><text:span text:style-name="T4">body</text:span><text:span text:style-name="T2">&gt;</text:span></text:p>
      <text:p text:style-name="P1"><text:span text:style-name="T1">&lt;/</text:span><text:span text:style-name="T3">html</text:span><text:span text:style-name="T1">&gt;</text:span></text:p>
      <text:p text:style-name="P4">&lt;!--Cosas a arreglar</text:p>
      <text:p text:style-name="P5">    <text:span text:style-name="T7">-  darle otra forma a lo de los rangos pq queda demasiado cutre</text:span></text:p>
      <text:p text:style-name="P5">    <text:span text:style-name="T7">-  Decorar tabla de materiales pq es sosita</text:span></text:p>
      <text:p text:style-name="P5"><text:soft-page-break/>    <text:span text:style-name="T7">-  Quitar el lu de lo de titulacion o no titulacion en oficales</text:span></text:p>
      <text:p text:style-name="P5">    <text:span text:style-name="T7">-  Quitar los headers en las listas de los años que tiene que hacer y ponerlo inline</text:span></text:p>
      <text:p text:style-name="P5">    <text:span text:style-name="T7">-  Hacer que para ver mas informacion tenga que hacer click en la parte de oficiales suboficiales y tropa tienes que retocar practicamente todo ahí</text:span></text:p>
      <text:p text:style-name="P5">    <text:span text:style-name="T7">-  Ponerle un background de la bandera de España a los headers</text:span></text:p>
      <text:p text:style-name="P5">    <text:span text:style-name="T7">-  Yo pondria que la barra de navegacion sea block para que no pueda tener nada detras, y ademas si la idea es que no se vea cuando vas navegando por ahi es mejor que sea blok</text:span></text:p>
      <text:p text:style-name="P5">    <text:span text:style-name="T7">-  --&gt;</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18T22:34:25.526000000</meta:creation-date>
    <dc:date>2024-01-18T22:35:19.009000000</dc:date>
    <meta:editing-duration>PT54S</meta:editing-duration>
    <meta:editing-cycles>1</meta:editing-cycles>
    <meta:document-statistic meta:table-count="0" meta:image-count="0" meta:object-count="0" meta:page-count="15" meta:paragraph-count="523" meta:word-count="2744" meta:character-count="31296" meta:non-whitespace-character-count="20831"/>
    <meta:generator>LibreOffice/6.4.7.2$Windows_X86_64 LibreOffice_project/639b8ac485750d5696d7590a72ef1b496725cfb5</meta:generator>
  </office:meta>
</office:document-meta>
</file>